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_omp" table:style-name="ta1">
        <table:shapes>
          <draw:frame draw:z-index="0" draw:style-name="gr1" draw:text-style-name="P1" svg:width="9.8602in" svg:height="5.1976in" svg:x="10.1232in" svg:y="0.2091in">
            <draw:object draw:notify-on-update-of-ranges="pi_omp.A2:pi_omp.A9 pi_omp.B1:pi_omp.B1 pi_omp.B2:pi_omp.B9 pi_omp.A2:pi_omp.A9 pi_omp.C1:pi_omp.C1 pi_omp.C2:pi_omp.C9 pi_omp.A2:pi_omp.A9 pi_omp.D1:pi_omp.D1 pi_omp.D2:pi_omp.D9 pi_omp.A2:pi_omp.A9 pi_omp.E1:pi_omp.E1 pi_omp.E2:pi_omp.E9 pi_omp.A2:pi_omp.A9 pi_omp.F1:pi_omp.F1 pi_omp.F2:pi_omp.F9 pi_omp.A2:pi_omp.A9 pi_omp.G1:pi_omp.G1 pi_omp.G2:pi_omp.G9 pi_omp.A2:pi_omp.A9 pi_omp.H1:pi_omp.H1 pi_omp.H2:pi_omp.H9 pi_omp.A2:pi_omp.A9 pi_omp.I1:pi_omp.I1 pi_omp.I2:pi_omp.I9 pi_omp.A2:pi_omp.A9 pi_omp.J1:pi_omp.J1 pi_omp.J2:pi_omp.J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6228in" svg:height="4.5701in" svg:x="10.0799in" svg:y="5.7098in">
            <draw:object draw:notify-on-update-of-ranges="pi_omp.A14:pi_omp.A21 pi_omp.B13:pi_omp.B13 pi_omp.B14:pi_omp.B21 pi_omp.A14:pi_omp.A21 pi_omp.C13:pi_omp.C13 pi_omp.C14:pi_omp.C21 pi_omp.A14:pi_omp.A21 pi_omp.D13:pi_omp.D13 pi_omp.D14:pi_omp.D21 pi_omp.A14:pi_omp.A21 pi_omp.E13:pi_omp.E13 pi_omp.E14:pi_omp.E21 pi_omp.A14:pi_omp.A21 pi_omp.F13:pi_omp.F13 pi_omp.F14:pi_omp.F21 pi_omp.A14:pi_omp.A21 pi_omp.G13:pi_omp.G13 pi_omp.G14:pi_omp.G21 pi_omp.A14:pi_omp.A21 pi_omp.H13:pi_omp.H13 pi_omp.H14:pi_omp.H21 pi_omp.A14:pi_omp.A21 pi_omp.I13:pi_omp.I13 pi_omp.I14:pi_omp.I21 pi_omp.A14:pi_omp.A21 pi_omp.J13:pi_omp.J13 pi_omp.J14:pi_omp.J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8.8768in" svg:height="4.4862in" svg:x="0.2709in" svg:y="5.7803in">
            <draw:object draw:notify-on-update-of-ranges="pi_omp.A24:pi_omp.A31 pi_omp.B23:pi_omp.B23 pi_omp.B24:pi_omp.B31 pi_omp.A24:pi_omp.A31 pi_omp.C23:pi_omp.C23 pi_omp.C24:pi_omp.C31 pi_omp.A24:pi_omp.A31 pi_omp.D23:pi_omp.D23 pi_omp.D24:pi_omp.D31 pi_omp.A24:pi_omp.A31 pi_omp.E23:pi_omp.E23 pi_omp.E24:pi_omp.E31 pi_omp.A24:pi_omp.A31 pi_omp.F23:pi_omp.F23 pi_omp.F24:pi_omp.F31 pi_omp.A24:pi_omp.A31 pi_omp.G23:pi_omp.G23 pi_omp.G24:pi_omp.G31 pi_omp.A24:pi_omp.A31 pi_omp.H23:pi_omp.H23 pi_omp.H24:pi_omp.H31 pi_omp.A24:pi_omp.A31 pi_omp.I23:pi_omp.I23 pi_omp.I24:pi_omp.I31 pi_omp.A24:pi_omp.A31 pi_omp.J23:pi_omp.J23 pi_omp.J24:pi_omp.J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ce1"/>
        <table:table-row table:style-name="ro1">
          <table:table-cell office:value-type="string" calcext:value-type="string">
            <text:p>Number of Threads</text:p>
          </table:table-cell>
          <table:table-cell table:style-name="Default" office:value-type="string" calcext:value-type="string">
            <text:p>atomic</text:p>
          </table:table-cell>
          <table:table-cell table:style-name="Default" office:value-type="string" calcext:value-type="string">
            <text:p>atomic_float</text:p>
          </table:table-cell>
          <table:table-cell table:style-name="Default" office:value-type="string" calcext:value-type="string">
            <text:p>critical</text:p>
          </table:table-cell>
          <table:table-cell table:style-name="Default" office:value-type="string" calcext:value-type="string">
            <text:p>critical_float</text:p>
          </table:table-cell>
          <table:table-cell table:style-name="Default" office:value-type="string" calcext:value-type="string">
            <text:p>reduction</text:p>
          </table:table-cell>
          <table:table-cell table:style-name="Default" office:value-type="string" calcext:value-type="string">
            <text:p>reduction_float</text:p>
          </table:table-cell>
          <table:table-cell table:style-name="Default" office:value-type="string" calcext:value-type="string">
            <text:p>reduction2</text:p>
          </table:table-cell>
          <table:table-cell table:style-name="Default" office:value-type="string" calcext:value-type="string">
            <text:p>reduction2_float</text:p>
          </table:table-cell>
          <table:table-cell table:style-name="Default" office:value-type="string" calcext:value-type="string">
            <text:p>pi_se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2.167" calcext:value-type="float">
            <text:p>2.167</text:p>
          </table:table-cell>
          <table:table-cell table:style-name="Default" office:value-type="float" office:value="1.615" calcext:value-type="float">
            <text:p>1.615</text:p>
          </table:table-cell>
          <table:table-cell table:style-name="Default" office:value-type="float" office:value="2.17" calcext:value-type="float">
            <text:p>2.17</text:p>
          </table:table-cell>
          <table:table-cell table:style-name="Default" office:value-type="float" office:value="1.629" calcext:value-type="float">
            <text:p>1.629</text:p>
          </table:table-cell>
          <table:table-cell table:style-name="Default" office:value-type="float" office:value="2.308" calcext:value-type="float">
            <text:p>2.308</text:p>
          </table:table-cell>
          <table:table-cell table:style-name="Default" office:value-type="float" office:value="1.841" calcext:value-type="float">
            <text:p>1.841</text:p>
          </table:table-cell>
          <table:table-cell table:style-name="Default" office:value-type="float" office:value="2.18" calcext:value-type="float">
            <text:p>2.18</text:p>
          </table:table-cell>
          <table:table-cell table:style-name="Default" office:value-type="float" office:value="1.608" calcext:value-type="float">
            <text:p>1.608</text:p>
          </table:table-cell>
          <table:table-cell table:style-name="Default" office:value-type="float" office:value="3.059" calcext:value-type="float">
            <text:p>3.0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.082" calcext:value-type="float">
            <text:p>1.082</text:p>
          </table:table-cell>
          <table:table-cell table:style-name="Default" office:value-type="float" office:value="0.802" calcext:value-type="float">
            <text:p>0.802</text:p>
          </table:table-cell>
          <table:table-cell table:style-name="Default" office:value-type="float" office:value="1.082" calcext:value-type="float">
            <text:p>1.082</text:p>
          </table:table-cell>
          <table:table-cell table:style-name="Default" office:value-type="float" office:value="0.802" calcext:value-type="float">
            <text:p>0.802</text:p>
          </table:table-cell>
          <table:table-cell table:style-name="Default" office:value-type="float" office:value="1.142" calcext:value-type="float">
            <text:p>1.142</text:p>
          </table:table-cell>
          <table:table-cell table:style-name="Default" office:value-type="float" office:value="0.917" calcext:value-type="float">
            <text:p>0.917</text:p>
          </table:table-cell>
          <table:table-cell table:style-name="Default" office:value-type="float" office:value="1.081" calcext:value-type="float">
            <text:p>1.081</text:p>
          </table:table-cell>
          <table:table-cell table:style-name="Default" office:value-type="float" office:value="0.801" calcext:value-type="float">
            <text:p>0.801</text:p>
          </table:table-cell>
          <table:table-cell table:style-name="Default" office:value-type="float" office:value="3.059" calcext:value-type="float">
            <text:p>3.0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0.722" calcext:value-type="float">
            <text:p>0.722</text:p>
          </table:table-cell>
          <table:table-cell table:style-name="Default" office:value-type="float" office:value="0.536" calcext:value-type="float">
            <text:p>0.536</text:p>
          </table:table-cell>
          <table:table-cell table:style-name="Default" office:value-type="float" office:value="0.723" calcext:value-type="float">
            <text:p>0.723</text:p>
          </table:table-cell>
          <table:table-cell table:style-name="Default" office:value-type="float" office:value="0.535" calcext:value-type="float">
            <text:p>0.535</text:p>
          </table:table-cell>
          <table:table-cell table:style-name="Default" office:value-type="float" office:value="0.762" calcext:value-type="float">
            <text:p>0.762</text:p>
          </table:table-cell>
          <table:table-cell table:style-name="Default" office:value-type="float" office:value="0.611" calcext:value-type="float">
            <text:p>0.611</text:p>
          </table:table-cell>
          <table:table-cell table:style-name="Default" office:value-type="float" office:value="0.723" calcext:value-type="float">
            <text:p>0.723</text:p>
          </table:table-cell>
          <table:table-cell table:style-name="Default" office:value-type="float" office:value="0.535" calcext:value-type="float">
            <text:p>0.535</text:p>
          </table:table-cell>
          <table:table-cell table:style-name="Default" office:value-type="float" office:value="3.059" calcext:value-type="float">
            <text:p>3.0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0.542" calcext:value-type="float">
            <text:p>0.542</text:p>
          </table:table-cell>
          <table:table-cell table:style-name="Default" office:value-type="float" office:value="0.403" calcext:value-type="float">
            <text:p>0.403</text:p>
          </table:table-cell>
          <table:table-cell table:style-name="Default" office:value-type="float" office:value="0.542" calcext:value-type="float">
            <text:p>0.542</text:p>
          </table:table-cell>
          <table:table-cell table:style-name="Default" office:value-type="float" office:value="0.402" calcext:value-type="float">
            <text:p>0.402</text:p>
          </table:table-cell>
          <table:table-cell table:style-name="Default" office:value-type="float" office:value="0.572" calcext:value-type="float">
            <text:p>0.572</text:p>
          </table:table-cell>
          <table:table-cell table:style-name="Default" office:value-type="float" office:value="0.46" calcext:value-type="float">
            <text:p>0.46</text:p>
          </table:table-cell>
          <table:table-cell table:style-name="Default" office:value-type="float" office:value="0.543" calcext:value-type="float">
            <text:p>0.543</text:p>
          </table:table-cell>
          <table:table-cell table:style-name="Default" office:value-type="float" office:value="0.402" calcext:value-type="float">
            <text:p>0.402</text:p>
          </table:table-cell>
          <table:table-cell table:style-name="Default" office:value-type="float" office:value="3.059" calcext:value-type="float">
            <text:p>3.0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0.435" calcext:value-type="float">
            <text:p>0.435</text:p>
          </table:table-cell>
          <table:table-cell table:style-name="Default" office:value-type="float" office:value="0.323" calcext:value-type="float">
            <text:p>0.323</text:p>
          </table:table-cell>
          <table:table-cell table:style-name="Default" office:value-type="float" office:value="0.435" calcext:value-type="float">
            <text:p>0.435</text:p>
          </table:table-cell>
          <table:table-cell table:style-name="Default" office:value-type="float" office:value="0.323" calcext:value-type="float">
            <text:p>0.323</text:p>
          </table:table-cell>
          <table:table-cell table:style-name="Default" office:value-type="float" office:value="0.459" calcext:value-type="float">
            <text:p>0.459</text:p>
          </table:table-cell>
          <table:table-cell table:style-name="Default" office:value-type="float" office:value="0.368" calcext:value-type="float">
            <text:p>0.368</text:p>
          </table:table-cell>
          <table:table-cell table:style-name="Default" office:value-type="float" office:value="0.435" calcext:value-type="float">
            <text:p>0.435</text:p>
          </table:table-cell>
          <table:table-cell table:style-name="Default" office:value-type="float" office:value="0.323" calcext:value-type="float">
            <text:p>0.323</text:p>
          </table:table-cell>
          <table:table-cell table:style-name="Default" office:value-type="float" office:value="3.059" calcext:value-type="float">
            <text:p>3.0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0.363" calcext:value-type="float">
            <text:p>0.363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float" office:value="0.364" calcext:value-type="float">
            <text:p>0.364</text:p>
          </table:table-cell>
          <table:table-cell table:style-name="Default" office:value-type="float" office:value="0.269" calcext:value-type="float">
            <text:p>0.269</text:p>
          </table:table-cell>
          <table:table-cell table:style-name="Default" office:value-type="float" office:value="0.383" calcext:value-type="float">
            <text:p>0.383</text:p>
          </table:table-cell>
          <table:table-cell table:style-name="Default" office:value-type="float" office:value="0.308" calcext:value-type="float">
            <text:p>0.308</text:p>
          </table:table-cell>
          <table:table-cell table:style-name="Default" office:value-type="float" office:value="0.363" calcext:value-type="float">
            <text:p>0.363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float" office:value="3.059" calcext:value-type="float">
            <text:p>3.0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0.313" calcext:value-type="float">
            <text:p>0.313</text:p>
          </table:table-cell>
          <table:table-cell table:style-name="Default" office:value-type="float" office:value="0.232" calcext:value-type="float">
            <text:p>0.232</text:p>
          </table:table-cell>
          <table:table-cell table:style-name="Default" office:value-type="float" office:value="0.313" calcext:value-type="float">
            <text:p>0.313</text:p>
          </table:table-cell>
          <table:table-cell table:style-name="Default" office:value-type="float" office:value="0.233" calcext:value-type="float">
            <text:p>0.233</text:p>
          </table:table-cell>
          <table:table-cell table:style-name="Default" office:value-type="float" office:value="0.33" calcext:value-type="float">
            <text:p>0.33</text:p>
          </table:table-cell>
          <table:table-cell table:style-name="Default" office:value-type="float" office:value="0.265" calcext:value-type="float">
            <text:p>0.265</text:p>
          </table:table-cell>
          <table:table-cell table:style-name="Default" office:value-type="float" office:value="0.313" calcext:value-type="float">
            <text:p>0.313</text:p>
          </table:table-cell>
          <table:table-cell table:style-name="Default" office:value-type="float" office:value="0.232" calcext:value-type="float">
            <text:p>0.232</text:p>
          </table:table-cell>
          <table:table-cell table:style-name="Default" office:value-type="float" office:value="3.059" calcext:value-type="float">
            <text:p>3.0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0.219" calcext:value-type="float">
            <text:p>0.219</text:p>
          </table:table-cell>
          <table:table-cell table:style-name="Default" office:value-type="float" office:value="0.292" calcext:value-type="float">
            <text:p>0.292</text:p>
          </table:table-cell>
          <table:table-cell table:style-name="Default" office:value-type="float" office:value="0.205" calcext:value-type="float">
            <text:p>0.205</text:p>
          </table:table-cell>
          <table:table-cell table:style-name="Default" office:value-type="float" office:value="0.289" calcext:value-type="float">
            <text:p>0.289</text:p>
          </table:table-cell>
          <table:table-cell table:style-name="Default" office:value-type="float" office:value="0.232" calcext:value-type="float">
            <text:p>0.232</text:p>
          </table:table-cell>
          <table:table-cell table:style-name="Default" office:value-type="float" office:value="0.282" calcext:value-type="float">
            <text:p>0.282</text:p>
          </table:table-cell>
          <table:table-cell table:style-name="Default" office:value-type="float" office:value="0.205" calcext:value-type="float">
            <text:p>0.205</text:p>
          </table:table-cell>
          <table:table-cell table:style-name="Default" office:value-type="float" office:value="3.059" calcext:value-type="float">
            <text:p>3.059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office:value-type="string" calcext:value-type="string">
            <text:p>Problem Size N=100000000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office:value-type="string" calcext:value-type="string">
            <text:p>Speedup</text:p>
          </table:table-cell>
          <table:table-cell table:style-name="Default" office:value-type="string" calcext:value-type="string">
            <text:p>atomic</text:p>
          </table:table-cell>
          <table:table-cell table:style-name="Default" office:value-type="string" calcext:value-type="string">
            <text:p>atomic_float</text:p>
          </table:table-cell>
          <table:table-cell table:style-name="Default" office:value-type="string" calcext:value-type="string">
            <text:p>critical</text:p>
          </table:table-cell>
          <table:table-cell table:style-name="Default" office:value-type="string" calcext:value-type="string">
            <text:p>critical_float</text:p>
          </table:table-cell>
          <table:table-cell table:style-name="Default" office:value-type="string" calcext:value-type="string">
            <text:p>reduction</text:p>
          </table:table-cell>
          <table:table-cell table:style-name="Default" office:value-type="string" calcext:value-type="string">
            <text:p>reduction_float</text:p>
          </table:table-cell>
          <table:table-cell table:style-name="Default" office:value-type="string" calcext:value-type="string">
            <text:p>reduction2</text:p>
          </table:table-cell>
          <table:table-cell table:style-name="Default" office:value-type="string" calcext:value-type="string">
            <text:p>reduction2_float</text:p>
          </table:table-cell>
          <table:table-cell table:style-name="Default" office:value-type="string" calcext:value-type="string">
            <text:p>pi_se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J2]/[.B2]" office:value-type="float" office:value="1.4116289801569" calcext:value-type="float">
            <text:p>1.412</text:p>
          </table:table-cell>
          <table:table-cell table:formula="of:=[.J2]/[.C2]" office:value-type="float" office:value="1.89411764705882" calcext:value-type="float">
            <text:p>1.894</text:p>
          </table:table-cell>
          <table:table-cell table:formula="of:=[.J2]/[.D2]" office:value-type="float" office:value="1.40967741935484" calcext:value-type="float">
            <text:p>1.410</text:p>
          </table:table-cell>
          <table:table-cell table:formula="of:=[.J2]/[.E2]" office:value-type="float" office:value="1.87783916513198" calcext:value-type="float">
            <text:p>1.878</text:p>
          </table:table-cell>
          <table:table-cell table:formula="of:=[.J2]/[.F2]" office:value-type="float" office:value="1.32538994800693" calcext:value-type="float">
            <text:p>1.325</text:p>
          </table:table-cell>
          <table:table-cell table:formula="of:=[.J2]/[.G2]" office:value-type="float" office:value="1.66159695817491" calcext:value-type="float">
            <text:p>1.662</text:p>
          </table:table-cell>
          <table:table-cell table:formula="of:=[.J2]/[.H2]" office:value-type="float" office:value="1.40321100917431" calcext:value-type="float">
            <text:p>1.403</text:p>
          </table:table-cell>
          <table:table-cell table:formula="of:=[.J2]/[.I2]" office:value-type="float" office:value="1.9023631840796" calcext:value-type="float">
            <text:p>1.902</text:p>
          </table:table-cell>
          <table:table-cell table:formula="of:=[.J2]/[.J2]" office:value-type="float" office:value="1" calcext:value-type="float">
            <text:p>1.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J3]/[.B3]" office:value-type="float" office:value="2.8271719038817" calcext:value-type="float">
            <text:p>2.827</text:p>
          </table:table-cell>
          <table:table-cell table:formula="of:=[.J3]/[.C3]" office:value-type="float" office:value="3.8142144638404" calcext:value-type="float">
            <text:p>3.814</text:p>
          </table:table-cell>
          <table:table-cell table:formula="of:=[.J3]/[.D3]" office:value-type="float" office:value="2.8271719038817" calcext:value-type="float">
            <text:p>2.827</text:p>
          </table:table-cell>
          <table:table-cell table:formula="of:=[.J3]/[.E3]" office:value-type="float" office:value="3.8142144638404" calcext:value-type="float">
            <text:p>3.814</text:p>
          </table:table-cell>
          <table:table-cell table:formula="of:=[.J3]/[.F3]" office:value-type="float" office:value="2.67863397548161" calcext:value-type="float">
            <text:p>2.679</text:p>
          </table:table-cell>
          <table:table-cell table:formula="of:=[.J3]/[.G3]" office:value-type="float" office:value="3.33587786259542" calcext:value-type="float">
            <text:p>3.336</text:p>
          </table:table-cell>
          <table:table-cell table:formula="of:=[.J3]/[.H3]" office:value-type="float" office:value="2.82978723404255" calcext:value-type="float">
            <text:p>2.830</text:p>
          </table:table-cell>
          <table:table-cell table:formula="of:=[.J3]/[.I3]" office:value-type="float" office:value="3.81897627965044" calcext:value-type="float">
            <text:p>3.819</text:p>
          </table:table-cell>
          <table:table-cell table:formula="of:=[.J3]/[.J3]" office:value-type="float" office:value="1" calcext:value-type="float">
            <text:p>1.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J4]/[.B4]" office:value-type="float" office:value="4.23684210526316" calcext:value-type="float">
            <text:p>4.237</text:p>
          </table:table-cell>
          <table:table-cell table:formula="of:=[.J4]/[.C4]" office:value-type="float" office:value="5.70708955223881" calcext:value-type="float">
            <text:p>5.707</text:p>
          </table:table-cell>
          <table:table-cell table:formula="of:=[.J4]/[.D4]" office:value-type="float" office:value="4.23098201936376" calcext:value-type="float">
            <text:p>4.231</text:p>
          </table:table-cell>
          <table:table-cell table:formula="of:=[.J4]/[.E4]" office:value-type="float" office:value="5.71775700934579" calcext:value-type="float">
            <text:p>5.718</text:p>
          </table:table-cell>
          <table:table-cell table:formula="of:=[.J4]/[.F4]" office:value-type="float" office:value="4.01443569553806" calcext:value-type="float">
            <text:p>4.014</text:p>
          </table:table-cell>
          <table:table-cell table:formula="of:=[.J4]/[.G4]" office:value-type="float" office:value="5.00654664484452" calcext:value-type="float">
            <text:p>5.007</text:p>
          </table:table-cell>
          <table:table-cell table:formula="of:=[.J4]/[.H4]" office:value-type="float" office:value="4.23098201936376" calcext:value-type="float">
            <text:p>4.231</text:p>
          </table:table-cell>
          <table:table-cell table:formula="of:=[.J4]/[.I4]" office:value-type="float" office:value="5.71775700934579" calcext:value-type="float">
            <text:p>5.718</text:p>
          </table:table-cell>
          <table:table-cell table:formula="of:=[.J4]/[.J4]" office:value-type="float" office:value="1" calcext:value-type="float">
            <text:p>1.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J5]/[.B5]" office:value-type="float" office:value="5.64391143911439" calcext:value-type="float">
            <text:p>5.644</text:p>
          </table:table-cell>
          <table:table-cell table:formula="of:=[.J5]/[.C5]" office:value-type="float" office:value="7.59057071960298" calcext:value-type="float">
            <text:p>7.591</text:p>
          </table:table-cell>
          <table:table-cell table:formula="of:=[.J5]/[.D5]" office:value-type="float" office:value="5.64391143911439" calcext:value-type="float">
            <text:p>5.644</text:p>
          </table:table-cell>
          <table:table-cell table:formula="of:=[.J5]/[.E5]" office:value-type="float" office:value="7.60945273631841" calcext:value-type="float">
            <text:p>7.609</text:p>
          </table:table-cell>
          <table:table-cell table:formula="of:=[.J5]/[.F5]" office:value-type="float" office:value="5.3479020979021" calcext:value-type="float">
            <text:p>5.348</text:p>
          </table:table-cell>
          <table:table-cell table:formula="of:=[.J5]/[.G5]" office:value-type="float" office:value="6.65" calcext:value-type="float">
            <text:p>6.650</text:p>
          </table:table-cell>
          <table:table-cell table:formula="of:=[.J5]/[.H5]" office:value-type="float" office:value="5.63351749539595" calcext:value-type="float">
            <text:p>5.634</text:p>
          </table:table-cell>
          <table:table-cell table:formula="of:=[.J5]/[.I5]" office:value-type="float" office:value="7.60945273631841" calcext:value-type="float">
            <text:p>7.609</text:p>
          </table:table-cell>
          <table:table-cell table:formula="of:=[.J5]/[.J5]" office:value-type="float" office:value="1" calcext:value-type="float">
            <text:p>1.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J6]/[.B6]" office:value-type="float" office:value="7.03218390804598" calcext:value-type="float">
            <text:p>7.032</text:p>
          </table:table-cell>
          <table:table-cell table:formula="of:=[.J6]/[.C6]" office:value-type="float" office:value="9.47058823529412" calcext:value-type="float">
            <text:p>9.471</text:p>
          </table:table-cell>
          <table:table-cell table:formula="of:=[.J6]/[.D6]" office:value-type="float" office:value="7.03218390804598" calcext:value-type="float">
            <text:p>7.032</text:p>
          </table:table-cell>
          <table:table-cell table:formula="of:=[.J6]/[.E6]" office:value-type="float" office:value="9.47058823529412" calcext:value-type="float">
            <text:p>9.471</text:p>
          </table:table-cell>
          <table:table-cell table:formula="of:=[.J6]/[.F6]" office:value-type="float" office:value="6.66448801742919" calcext:value-type="float">
            <text:p>6.664</text:p>
          </table:table-cell>
          <table:table-cell table:formula="of:=[.J6]/[.G6]" office:value-type="float" office:value="8.3125" calcext:value-type="float">
            <text:p>8.313</text:p>
          </table:table-cell>
          <table:table-cell table:formula="of:=[.J6]/[.H6]" office:value-type="float" office:value="7.03218390804598" calcext:value-type="float">
            <text:p>7.032</text:p>
          </table:table-cell>
          <table:table-cell table:formula="of:=[.J6]/[.I6]" office:value-type="float" office:value="9.47058823529412" calcext:value-type="float">
            <text:p>9.471</text:p>
          </table:table-cell>
          <table:table-cell table:formula="of:=[.J6]/[.J6]" office:value-type="float" office:value="1" calcext:value-type="float">
            <text:p>1.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J7]/[.B7]" office:value-type="float" office:value="8.42699724517907" calcext:value-type="float">
            <text:p>8.427</text:p>
          </table:table-cell>
          <table:table-cell table:formula="of:=[.J7]/[.C7]" office:value-type="float" office:value="11.3296296296296" calcext:value-type="float">
            <text:p>11.330</text:p>
          </table:table-cell>
          <table:table-cell table:formula="of:=[.J7]/[.D7]" office:value-type="float" office:value="8.40384615384616" calcext:value-type="float">
            <text:p>8.404</text:p>
          </table:table-cell>
          <table:table-cell table:formula="of:=[.J7]/[.E7]" office:value-type="float" office:value="11.3717472118959" calcext:value-type="float">
            <text:p>11.372</text:p>
          </table:table-cell>
          <table:table-cell table:formula="of:=[.J7]/[.F7]" office:value-type="float" office:value="7.98694516971279" calcext:value-type="float">
            <text:p>7.987</text:p>
          </table:table-cell>
          <table:table-cell table:formula="of:=[.J7]/[.G7]" office:value-type="float" office:value="9.93181818181818" calcext:value-type="float">
            <text:p>9.932</text:p>
          </table:table-cell>
          <table:table-cell table:formula="of:=[.J7]/[.H7]" office:value-type="float" office:value="8.42699724517907" calcext:value-type="float">
            <text:p>8.427</text:p>
          </table:table-cell>
          <table:table-cell table:formula="of:=[.J7]/[.I7]" office:value-type="float" office:value="11.3296296296296" calcext:value-type="float">
            <text:p>11.330</text:p>
          </table:table-cell>
          <table:table-cell table:formula="of:=[.J7]/[.J7]" office:value-type="float" office:value="1" calcext:value-type="float">
            <text:p>1.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J8]/[.B8]" office:value-type="float" office:value="9.77316293929712" calcext:value-type="float">
            <text:p>9.773</text:p>
          </table:table-cell>
          <table:table-cell table:formula="of:=[.J8]/[.C8]" office:value-type="float" office:value="13.1853448275862" calcext:value-type="float">
            <text:p>13.185</text:p>
          </table:table-cell>
          <table:table-cell table:formula="of:=[.J8]/[.D8]" office:value-type="float" office:value="9.77316293929712" calcext:value-type="float">
            <text:p>9.773</text:p>
          </table:table-cell>
          <table:table-cell table:formula="of:=[.J8]/[.E8]" office:value-type="float" office:value="13.1287553648069" calcext:value-type="float">
            <text:p>13.129</text:p>
          </table:table-cell>
          <table:table-cell table:formula="of:=[.J8]/[.F8]" office:value-type="float" office:value="9.26969696969697" calcext:value-type="float">
            <text:p>9.270</text:p>
          </table:table-cell>
          <table:table-cell table:formula="of:=[.J8]/[.G8]" office:value-type="float" office:value="11.5433962264151" calcext:value-type="float">
            <text:p>11.543</text:p>
          </table:table-cell>
          <table:table-cell table:formula="of:=[.J8]/[.H8]" office:value-type="float" office:value="9.77316293929712" calcext:value-type="float">
            <text:p>9.773</text:p>
          </table:table-cell>
          <table:table-cell table:formula="of:=[.J8]/[.I8]" office:value-type="float" office:value="13.1853448275862" calcext:value-type="float">
            <text:p>13.185</text:p>
          </table:table-cell>
          <table:table-cell table:formula="of:=[.J8]/[.J8]" office:value-type="float" office:value="1" calcext:value-type="float">
            <text:p>1.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J9]/[.B9]" office:value-type="float" office:value="10.925" calcext:value-type="float">
            <text:p>10.925</text:p>
          </table:table-cell>
          <table:table-cell table:formula="of:=[.J9]/[.C9]" office:value-type="float" office:value="13.9680365296804" calcext:value-type="float">
            <text:p>13.968</text:p>
          </table:table-cell>
          <table:table-cell table:formula="of:=[.J9]/[.D9]" office:value-type="float" office:value="10.4760273972603" calcext:value-type="float">
            <text:p>10.476</text:p>
          </table:table-cell>
          <table:table-cell table:formula="of:=[.J9]/[.E9]" office:value-type="float" office:value="14.9219512195122" calcext:value-type="float">
            <text:p>14.922</text:p>
          </table:table-cell>
          <table:table-cell table:formula="of:=[.J9]/[.F9]" office:value-type="float" office:value="10.5847750865052" calcext:value-type="float">
            <text:p>10.585</text:p>
          </table:table-cell>
          <table:table-cell table:formula="of:=[.J9]/[.G9]" office:value-type="float" office:value="13.1853448275862" calcext:value-type="float">
            <text:p>13.185</text:p>
          </table:table-cell>
          <table:table-cell table:formula="of:=[.J9]/[.H9]" office:value-type="float" office:value="10.8475177304965" calcext:value-type="float">
            <text:p>10.848</text:p>
          </table:table-cell>
          <table:table-cell table:formula="of:=[.J9]/[.I9]" office:value-type="float" office:value="14.9219512195122" calcext:value-type="float">
            <text:p>14.922</text:p>
          </table:table-cell>
          <table:table-cell table:formula="of:=[.J9]/[.J9]" office:value-type="float" office:value="1" calcext:value-type="float">
            <text:p>1.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office:value-type="string" calcext:value-type="string">
            <text:p>Efficiency</text:p>
          </table:table-cell>
          <table:table-cell table:style-name="Default" office:value-type="string" calcext:value-type="string">
            <text:p>atomic</text:p>
          </table:table-cell>
          <table:table-cell table:style-name="Default" office:value-type="string" calcext:value-type="string">
            <text:p>atomic_float</text:p>
          </table:table-cell>
          <table:table-cell table:style-name="Default" office:value-type="string" calcext:value-type="string">
            <text:p>critical</text:p>
          </table:table-cell>
          <table:table-cell table:style-name="Default" office:value-type="string" calcext:value-type="string">
            <text:p>critical_float</text:p>
          </table:table-cell>
          <table:table-cell table:style-name="Default" office:value-type="string" calcext:value-type="string">
            <text:p>reduction</text:p>
          </table:table-cell>
          <table:table-cell table:style-name="Default" office:value-type="string" calcext:value-type="string">
            <text:p>reduction_float</text:p>
          </table:table-cell>
          <table:table-cell table:style-name="Default" office:value-type="string" calcext:value-type="string">
            <text:p>reduction2</text:p>
          </table:table-cell>
          <table:table-cell table:style-name="Default" office:value-type="string" calcext:value-type="string">
            <text:p>reduction2_float</text:p>
          </table:table-cell>
          <table:table-cell table:style-name="Default" office:value-type="string" calcext:value-type="string">
            <text:p>pi_se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4]/[.A14]" office:value-type="float" office:value="1.4116289801569" calcext:value-type="float">
            <text:p>1.412</text:p>
          </table:table-cell>
          <table:table-cell table:formula="of:=[.C14]/[.A14]" office:value-type="float" office:value="1.89411764705882" calcext:value-type="float">
            <text:p>1.894</text:p>
          </table:table-cell>
          <table:table-cell table:formula="of:=[.D14]/[.A14]" office:value-type="float" office:value="1.40967741935484" calcext:value-type="float">
            <text:p>1.410</text:p>
          </table:table-cell>
          <table:table-cell table:formula="of:=[.E14]/[.A14]" office:value-type="float" office:value="1.87783916513198" calcext:value-type="float">
            <text:p>1.878</text:p>
          </table:table-cell>
          <table:table-cell table:formula="of:=[.F14]/[.A14]" office:value-type="float" office:value="1.32538994800693" calcext:value-type="float">
            <text:p>1.325</text:p>
          </table:table-cell>
          <table:table-cell table:formula="of:=[.G14]/[.A14]" office:value-type="float" office:value="1.66159695817491" calcext:value-type="float">
            <text:p>1.662</text:p>
          </table:table-cell>
          <table:table-cell table:formula="of:=[.H14]/[.A14]" office:value-type="float" office:value="1.40321100917431" calcext:value-type="float">
            <text:p>1.403</text:p>
          </table:table-cell>
          <table:table-cell table:formula="of:=[.I14]/[.A14]" office:value-type="float" office:value="1.9023631840796" calcext:value-type="float">
            <text:p>1.902</text:p>
          </table:table-cell>
          <table:table-cell office:value-type="float" office:value="1" calcext:value-type="float">
            <text:p>1.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5]/[.A15]" office:value-type="float" office:value="1.41358595194085" calcext:value-type="float">
            <text:p>1.414</text:p>
          </table:table-cell>
          <table:table-cell table:formula="of:=[.C15]/[.A15]" office:value-type="float" office:value="1.9071072319202" calcext:value-type="float">
            <text:p>1.907</text:p>
          </table:table-cell>
          <table:table-cell table:formula="of:=[.D15]/[.A15]" office:value-type="float" office:value="1.41358595194085" calcext:value-type="float">
            <text:p>1.414</text:p>
          </table:table-cell>
          <table:table-cell table:formula="of:=[.E15]/[.A15]" office:value-type="float" office:value="1.9071072319202" calcext:value-type="float">
            <text:p>1.907</text:p>
          </table:table-cell>
          <table:table-cell table:formula="of:=[.F15]/[.A15]" office:value-type="float" office:value="1.33931698774081" calcext:value-type="float">
            <text:p>1.339</text:p>
          </table:table-cell>
          <table:table-cell table:formula="of:=[.G15]/[.A15]" office:value-type="float" office:value="1.66793893129771" calcext:value-type="float">
            <text:p>1.668</text:p>
          </table:table-cell>
          <table:table-cell table:formula="of:=[.H15]/[.A15]" office:value-type="float" office:value="1.41489361702128" calcext:value-type="float">
            <text:p>1.415</text:p>
          </table:table-cell>
          <table:table-cell table:formula="of:=[.I15]/[.A15]" office:value-type="float" office:value="1.90948813982522" calcext:value-type="float">
            <text:p>1.909</text:p>
          </table:table-cell>
          <table:table-cell office:value-type="float" office:value="1" calcext:value-type="float">
            <text:p>1.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6]/[.A16]" office:value-type="float" office:value="1.41228070175439" calcext:value-type="float">
            <text:p>1.412</text:p>
          </table:table-cell>
          <table:table-cell table:formula="of:=[.C16]/[.A16]" office:value-type="float" office:value="1.9023631840796" calcext:value-type="float">
            <text:p>1.902</text:p>
          </table:table-cell>
          <table:table-cell table:formula="of:=[.D16]/[.A16]" office:value-type="float" office:value="1.41032733978792" calcext:value-type="float">
            <text:p>1.410</text:p>
          </table:table-cell>
          <table:table-cell table:formula="of:=[.E16]/[.A16]" office:value-type="float" office:value="1.90591900311526" calcext:value-type="float">
            <text:p>1.906</text:p>
          </table:table-cell>
          <table:table-cell table:formula="of:=[.F16]/[.A16]" office:value-type="float" office:value="1.33814523184602" calcext:value-type="float">
            <text:p>1.338</text:p>
          </table:table-cell>
          <table:table-cell table:formula="of:=[.G16]/[.A16]" office:value-type="float" office:value="1.66884888161484" calcext:value-type="float">
            <text:p>1.669</text:p>
          </table:table-cell>
          <table:table-cell table:formula="of:=[.H16]/[.A16]" office:value-type="float" office:value="1.41032733978792" calcext:value-type="float">
            <text:p>1.410</text:p>
          </table:table-cell>
          <table:table-cell table:formula="of:=[.I16]/[.A16]" office:value-type="float" office:value="1.90591900311526" calcext:value-type="float">
            <text:p>1.906</text:p>
          </table:table-cell>
          <table:table-cell office:value-type="float" office:value="1" calcext:value-type="float">
            <text:p>1.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7]/[.A17]" office:value-type="float" office:value="1.4109778597786" calcext:value-type="float">
            <text:p>1.411</text:p>
          </table:table-cell>
          <table:table-cell table:formula="of:=[.C17]/[.A17]" office:value-type="float" office:value="1.89764267990074" calcext:value-type="float">
            <text:p>1.898</text:p>
          </table:table-cell>
          <table:table-cell table:formula="of:=[.D17]/[.A17]" office:value-type="float" office:value="1.4109778597786" calcext:value-type="float">
            <text:p>1.411</text:p>
          </table:table-cell>
          <table:table-cell table:formula="of:=[.E17]/[.A17]" office:value-type="float" office:value="1.9023631840796" calcext:value-type="float">
            <text:p>1.902</text:p>
          </table:table-cell>
          <table:table-cell table:formula="of:=[.F17]/[.A17]" office:value-type="float" office:value="1.33697552447552" calcext:value-type="float">
            <text:p>1.337</text:p>
          </table:table-cell>
          <table:table-cell table:formula="of:=[.G17]/[.A17]" office:value-type="float" office:value="1.6625" calcext:value-type="float">
            <text:p>1.663</text:p>
          </table:table-cell>
          <table:table-cell table:formula="of:=[.H17]/[.A17]" office:value-type="float" office:value="1.40837937384899" calcext:value-type="float">
            <text:p>1.408</text:p>
          </table:table-cell>
          <table:table-cell table:formula="of:=[.I17]/[.A17]" office:value-type="float" office:value="1.9023631840796" calcext:value-type="float">
            <text:p>1.902</text:p>
          </table:table-cell>
          <table:table-cell office:value-type="float" office:value="1" calcext:value-type="float">
            <text:p>1.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8]/[.A18]" office:value-type="float" office:value="1.4064367816092" calcext:value-type="float">
            <text:p>1.406</text:p>
          </table:table-cell>
          <table:table-cell table:formula="of:=[.C18]/[.A18]" office:value-type="float" office:value="1.89411764705882" calcext:value-type="float">
            <text:p>1.894</text:p>
          </table:table-cell>
          <table:table-cell table:formula="of:=[.D18]/[.A18]" office:value-type="float" office:value="1.4064367816092" calcext:value-type="float">
            <text:p>1.406</text:p>
          </table:table-cell>
          <table:table-cell table:formula="of:=[.E18]/[.A18]" office:value-type="float" office:value="1.89411764705882" calcext:value-type="float">
            <text:p>1.894</text:p>
          </table:table-cell>
          <table:table-cell table:formula="of:=[.F18]/[.A18]" office:value-type="float" office:value="1.33289760348584" calcext:value-type="float">
            <text:p>1.333</text:p>
          </table:table-cell>
          <table:table-cell table:formula="of:=[.G18]/[.A18]" office:value-type="float" office:value="1.6625" calcext:value-type="float">
            <text:p>1.663</text:p>
          </table:table-cell>
          <table:table-cell table:formula="of:=[.H18]/[.A18]" office:value-type="float" office:value="1.4064367816092" calcext:value-type="float">
            <text:p>1.406</text:p>
          </table:table-cell>
          <table:table-cell table:formula="of:=[.I18]/[.A18]" office:value-type="float" office:value="1.89411764705882" calcext:value-type="float">
            <text:p>1.894</text:p>
          </table:table-cell>
          <table:table-cell office:value-type="float" office:value="1" calcext:value-type="float">
            <text:p>1.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9]/[.A19]" office:value-type="float" office:value="1.40449954086318" calcext:value-type="float">
            <text:p>1.404</text:p>
          </table:table-cell>
          <table:table-cell table:formula="of:=[.C19]/[.A19]" office:value-type="float" office:value="1.88827160493827" calcext:value-type="float">
            <text:p>1.888</text:p>
          </table:table-cell>
          <table:table-cell table:formula="of:=[.D19]/[.A19]" office:value-type="float" office:value="1.40064102564103" calcext:value-type="float">
            <text:p>1.401</text:p>
          </table:table-cell>
          <table:table-cell table:formula="of:=[.E19]/[.A19]" office:value-type="float" office:value="1.89529120198265" calcext:value-type="float">
            <text:p>1.895</text:p>
          </table:table-cell>
          <table:table-cell table:formula="of:=[.F19]/[.A19]" office:value-type="float" office:value="1.33115752828547" calcext:value-type="float">
            <text:p>1.331</text:p>
          </table:table-cell>
          <table:table-cell table:formula="of:=[.G19]/[.A19]" office:value-type="float" office:value="1.65530303030303" calcext:value-type="float">
            <text:p>1.655</text:p>
          </table:table-cell>
          <table:table-cell table:formula="of:=[.H19]/[.A19]" office:value-type="float" office:value="1.40449954086318" calcext:value-type="float">
            <text:p>1.404</text:p>
          </table:table-cell>
          <table:table-cell table:formula="of:=[.I19]/[.A19]" office:value-type="float" office:value="1.88827160493827" calcext:value-type="float">
            <text:p>1.888</text:p>
          </table:table-cell>
          <table:table-cell office:value-type="float" office:value="1" calcext:value-type="float">
            <text:p>1.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20]/[.A20]" office:value-type="float" office:value="1.3961661341853" calcext:value-type="float">
            <text:p>1.396</text:p>
          </table:table-cell>
          <table:table-cell table:formula="of:=[.C20]/[.A20]" office:value-type="float" office:value="1.88362068965517" calcext:value-type="float">
            <text:p>1.884</text:p>
          </table:table-cell>
          <table:table-cell table:formula="of:=[.D20]/[.A20]" office:value-type="float" office:value="1.3961661341853" calcext:value-type="float">
            <text:p>1.396</text:p>
          </table:table-cell>
          <table:table-cell table:formula="of:=[.E20]/[.A20]" office:value-type="float" office:value="1.8755364806867" calcext:value-type="float">
            <text:p>1.876</text:p>
          </table:table-cell>
          <table:table-cell table:formula="of:=[.F20]/[.A20]" office:value-type="float" office:value="1.32424242424242" calcext:value-type="float">
            <text:p>1.324</text:p>
          </table:table-cell>
          <table:table-cell table:formula="of:=[.G20]/[.A20]" office:value-type="float" office:value="1.64905660377359" calcext:value-type="float">
            <text:p>1.649</text:p>
          </table:table-cell>
          <table:table-cell table:formula="of:=[.H20]/[.A20]" office:value-type="float" office:value="1.3961661341853" calcext:value-type="float">
            <text:p>1.396</text:p>
          </table:table-cell>
          <table:table-cell table:formula="of:=[.I20]/[.A20]" office:value-type="float" office:value="1.88362068965517" calcext:value-type="float">
            <text:p>1.884</text:p>
          </table:table-cell>
          <table:table-cell office:value-type="float" office:value="1" calcext:value-type="float">
            <text:p>1.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1]/[.A21]" office:value-type="float" office:value="1.365625" calcext:value-type="float">
            <text:p>1.366</text:p>
          </table:table-cell>
          <table:table-cell table:formula="of:=[.C21]/[.A21]" office:value-type="float" office:value="1.74600456621005" calcext:value-type="float">
            <text:p>1.746</text:p>
          </table:table-cell>
          <table:table-cell table:formula="of:=[.D21]/[.A21]" office:value-type="float" office:value="1.30950342465753" calcext:value-type="float">
            <text:p>1.310</text:p>
          </table:table-cell>
          <table:table-cell table:formula="of:=[.E21]/[.A21]" office:value-type="float" office:value="1.86524390243902" calcext:value-type="float">
            <text:p>1.865</text:p>
          </table:table-cell>
          <table:table-cell table:formula="of:=[.F21]/[.A21]" office:value-type="float" office:value="1.32309688581315" calcext:value-type="float">
            <text:p>1.323</text:p>
          </table:table-cell>
          <table:table-cell table:formula="of:=[.G21]/[.A21]" office:value-type="float" office:value="1.64816810344828" calcext:value-type="float">
            <text:p>1.648</text:p>
          </table:table-cell>
          <table:table-cell table:formula="of:=[.H21]/[.A21]" office:value-type="float" office:value="1.35593971631206" calcext:value-type="float">
            <text:p>1.356</text:p>
          </table:table-cell>
          <table:table-cell table:formula="of:=[.I21]/[.A21]" office:value-type="float" office:value="1.86524390243902" calcext:value-type="float">
            <text:p>1.865</text:p>
          </table:table-cell>
          <table:table-cell office:value-type="float" office:value="1" calcext:value-type="float">
            <text:p>1.000</text:p>
          </table:table-cell>
        </table:table-row>
      </table:table>
      <table:table table:name="heat_stencil_omp" table:style-name="ta1">
        <table:shapes>
          <draw:frame draw:z-index="0" draw:style-name="gr1" draw:text-style-name="P1" svg:width="8.6185in" svg:height="4.8516in" svg:x="9.2685in" svg:y="0.1047in">
            <draw:object draw:notify-on-update-of-ranges="heat_stencil_omp.A2:heat_stencil_omp.A9 heat_stencil_omp.B1:heat_stencil_omp.B1 heat_stencil_omp.B2:heat_stencil_omp.B9 heat_stencil_omp.A2:heat_stencil_omp.A9 heat_stencil_omp.C1:heat_stencil_omp.C1 heat_stencil_omp.C2:heat_stencil_omp.C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8.5528in" svg:height="4.3508in" svg:x="9.2579in" svg:y="5.1236in">
            <draw:object draw:notify-on-update-of-ranges="heat_stencil_omp.A14:heat_stencil_omp.A21 heat_stencil_omp.B13:heat_stencil_omp.B13 heat_stencil_omp.B14:heat_stencil_omp.B21 heat_stencil_omp.A14:heat_stencil_omp.A21 heat_stencil_omp.C13:heat_stencil_omp.C13 heat_stencil_omp.C14:heat_stencil_omp.C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8.2925in" svg:height="4.0161in" svg:x="0.1953in" svg:y="5.7409in">
            <draw:object draw:notify-on-update-of-ranges="heat_stencil_omp.A24:heat_stencil_omp.A31 heat_stencil_omp.B23:heat_stencil_omp.B23 heat_stencil_omp.B24:heat_stencil_omp.B31 heat_stencil_omp.A24:heat_stencil_omp.A31 heat_stencil_omp.C23:heat_stencil_omp.C23 heat_stencil_omp.C24:heat_stencil_omp.C3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Threads</text:p>
          </table:table-cell>
          <table:table-cell table:style-name="Default" office:value-type="string" calcext:value-type="string">
            <text:p>heat_stencil_omp</text:p>
          </table:table-cell>
          <table:table-cell office:value-type="string" calcext:value-type="string">
            <text:p>se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.764" calcext:value-type="float">
            <text:p>21.764</text:p>
          </table:table-cell>
          <table:table-cell table:style-name="ce1" office:value-type="float" office:value="21.659545" calcext:value-type="float">
            <text:p>21.6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967" calcext:value-type="float">
            <text:p>10.967</text:p>
          </table:table-cell>
          <table:table-cell table:style-name="ce1" office:value-type="float" office:value="21.659545" calcext:value-type="float">
            <text:p>21.6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33" calcext:value-type="float">
            <text:p>7.330</text:p>
          </table:table-cell>
          <table:table-cell table:style-name="ce1" office:value-type="float" office:value="21.659545" calcext:value-type="float">
            <text:p>21.6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526" calcext:value-type="float">
            <text:p>5.526</text:p>
          </table:table-cell>
          <table:table-cell table:style-name="ce1" office:value-type="float" office:value="21.659545" calcext:value-type="float">
            <text:p>21.6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875" calcext:value-type="float">
            <text:p>5.875</text:p>
          </table:table-cell>
          <table:table-cell table:style-name="ce1" office:value-type="float" office:value="21.659545" calcext:value-type="float">
            <text:p>21.6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101" calcext:value-type="float">
            <text:p>5.101</text:p>
          </table:table-cell>
          <table:table-cell table:style-name="ce1" office:value-type="float" office:value="21.659545" calcext:value-type="float">
            <text:p>21.6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299" calcext:value-type="float">
            <text:p>5.299</text:p>
          </table:table-cell>
          <table:table-cell table:style-name="ce1" office:value-type="float" office:value="21.659545" calcext:value-type="float">
            <text:p>21.6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456" calcext:value-type="float">
            <text:p>4.456</text:p>
          </table:table-cell>
          <table:table-cell table:style-name="ce1" office:value-type="float" office:value="21.659545" calcext:value-type="float">
            <text:p>21.660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N=4000 x 4000</text:p>
          </table:table-cell>
          <table:table-cell table:style-name="Default"/>
          <table:table-cell office:value-type="string" calcext:value-type="string">
            <text:p>T=100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peedup</text:p>
          </table:table-cell>
          <table:table-cell table:style-name="Default" office:value-type="string" calcext:value-type="string">
            <text:p>heat_stencil_omp</text:p>
          </table:table-cell>
          <table:table-cell office:value-type="string" calcext:value-type="string">
            <text:p>se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2]/[.B2]" office:value-type="float" office:value="0.995200560558721" calcext:value-type="float">
            <text:p>0.995</text:p>
          </table:table-cell>
          <table:table-cell table:formula="of:=[.C2]/[.C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3]/[.B3]" office:value-type="float" office:value="1.97497446886113" calcext:value-type="float">
            <text:p>1.975</text:p>
          </table:table-cell>
          <table:table-cell table:formula="of:=[.C3]/[.C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4]/[.B4]" office:value-type="float" office:value="2.95491746248295" calcext:value-type="float">
            <text:p>2.955</text:p>
          </table:table-cell>
          <table:table-cell table:formula="of:=[.C4]/[.C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5]/[.B5]" office:value-type="float" office:value="3.91957021353601" calcext:value-type="float">
            <text:p>3.920</text:p>
          </table:table-cell>
          <table:table-cell table:formula="of:=[.C5]/[.C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6]/[.B6]" office:value-type="float" office:value="3.68673106382979" calcext:value-type="float">
            <text:p>3.687</text:p>
          </table:table-cell>
          <table:table-cell table:formula="of:=[.C6]/[.C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7]/[.B7]" office:value-type="float" office:value="4.24613703195452" calcext:value-type="float">
            <text:p>4.246</text:p>
          </table:table-cell>
          <table:table-cell table:formula="of:=[.C7]/[.C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8]/[.B8]" office:value-type="float" office:value="4.08747782600491" calcext:value-type="float">
            <text:p>4.087</text:p>
          </table:table-cell>
          <table:table-cell table:formula="of:=[.C8]/[.C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9]/[.B9]" office:value-type="float" office:value="4.86075964991023" calcext:value-type="float">
            <text:p>4.861</text:p>
          </table:table-cell>
          <table:table-cell table:formula="of:=[.C9]/[.C9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Efficiency</text:p>
          </table:table-cell>
          <table:table-cell table:style-name="Default" office:value-type="string" calcext:value-type="string">
            <text:p>heat_stencil_omp</text:p>
          </table:table-cell>
          <table:table-cell office:value-type="string" calcext:value-type="string">
            <text:p>se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4]/[.A14]" office:value-type="float" office:value="0.995200560558721" calcext:value-type="float">
            <text:p>0.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5]/[.A15]" office:value-type="float" office:value="0.987487234430564" calcext:value-type="float">
            <text:p>0.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6]/[.A16]" office:value-type="float" office:value="0.984972487494316" calcext:value-type="float">
            <text:p>0.9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7]/[.A17]" office:value-type="float" office:value="0.979892553384003" calcext:value-type="float">
            <text:p>0.9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8]/[.A18]" office:value-type="float" office:value="0.737346212765958" calcext:value-type="float">
            <text:p>0.7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9]/[.A19]" office:value-type="float" office:value="0.707689505325753" calcext:value-type="float">
            <text:p>0.7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20]/[.A20]" office:value-type="float" office:value="0.583925403714987" calcext:value-type="float">
            <text:p>0.5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1]/[.A21]" office:value-type="float" office:value="0.607594956238779" calcext:value-type="float">
            <text:p>0.60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/00/0000</text:date>, <text:time style:data-style-name="N2" text:time-value="14:37:31.3335187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2T11:37:18.336832208</meta:creation-date>
    <dc:date>2020-11-22T14:43:26.418060857</dc:date>
    <meta:editing-duration>PT2H33M49S</meta:editing-duration>
    <meta:editing-cycles>15</meta:editing-cycles>
    <meta:generator>LibreOffice/6.4.7.2$Linux_X86_64 LibreOffice_project/40$Build-2</meta:generator>
    <meta:document-statistic meta:table-count="2" meta:cell-count="354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5.046cm" svg:height="13.203cm" xlink:href=".." xlink:type="simple" chart:class="chart:scatter" chart:style-name="ch1">
        <chart:title svg:x="12.241cm" svg:y="0.4cm" chart:style-name="ch2">
          <text:p>Pi</text:p>
        </chart:title>
        <chart:legend chart:legend-position="end" svg:x="21.268cm" svg:y="4.31cm" style:legend-expansion="high" chart:style-name="ch3"/>
        <chart:plot-area chart:style-name="ch4" table:cell-range-address="pi_omp.A2:pi_omp.J9 pi_omp.B1:pi_omp.J1" chart:data-source-has-labels="row" svg:x="1.511cm" svg:y="1.443cm" svg:width="19.257cm" svg:height="10.515cm">
          <chartooo:coordinate-region svg:x="2.238cm" svg:y="1.642cm" svg:width="18.436cm" svg:height="9.669cm"/>
          <chart:axis chart:dimension="x" chart:name="primary-x" chart:style-name="ch5">
            <chart:title svg:x="9.693cm" svg:y="12.222cm" chart:style-name="ch6">
              <text:p>Number of Threads</text:p>
            </chart:title>
          </chart:axis>
          <chart:axis chart:dimension="y" chart:name="primary-y" chart:style-name="ch5">
            <chart:title svg:x="0.451cm" svg:y="7.313cm" chart:style-name="ch7">
              <text:p>Time [s]</text:p>
            </chart:title>
            <chart:grid chart:style-name="ch8" chart:class="major"/>
          </chart:axis>
          <chart:series chart:style-name="ch9" chart:values-cell-range-address="pi_omp.B2:pi_omp.B9" chart:label-cell-address="pi_omp.B1:pi_omp.B1" chart:class="chart:scatter">
            <chart:domain table:cell-range-address="pi_omp.A2:pi_omp.A9"/>
            <chart:data-point chart:repeated="8"/>
          </chart:series>
          <chart:series chart:style-name="ch10" chart:values-cell-range-address="pi_omp.C2:pi_omp.C9" chart:label-cell-address="pi_omp.C1:pi_omp.C1" chart:class="chart:scatter">
            <chart:data-point chart:repeated="8"/>
          </chart:series>
          <chart:series chart:style-name="ch11" chart:values-cell-range-address="pi_omp.D2:pi_omp.D9" chart:label-cell-address="pi_omp.D1:pi_omp.D1" chart:class="chart:scatter">
            <chart:data-point chart:repeated="8"/>
          </chart:series>
          <chart:series chart:style-name="ch12" chart:values-cell-range-address="pi_omp.E2:pi_omp.E9" chart:label-cell-address="pi_omp.E1:pi_omp.E1" chart:class="chart:scatter">
            <chart:data-point chart:repeated="8"/>
          </chart:series>
          <chart:series chart:style-name="ch13" chart:values-cell-range-address="pi_omp.F2:pi_omp.F9" chart:label-cell-address="pi_omp.F1:pi_omp.F1" chart:class="chart:scatter">
            <chart:data-point chart:repeated="8"/>
          </chart:series>
          <chart:series chart:style-name="ch14" chart:values-cell-range-address="pi_omp.G2:pi_omp.G9" chart:label-cell-address="pi_omp.G1:pi_omp.G1" chart:class="chart:scatter">
            <chart:data-point chart:repeated="8"/>
          </chart:series>
          <chart:series chart:style-name="ch15" chart:values-cell-range-address="pi_omp.H2:pi_omp.H9" chart:label-cell-address="pi_omp.H1:pi_omp.H1" chart:class="chart:scatter">
            <chart:data-point chart:repeated="8"/>
          </chart:series>
          <chart:series chart:style-name="ch16" chart:values-cell-range-address="pi_omp.I2:pi_omp.I9" chart:label-cell-address="pi_omp.I1:pi_omp.I1" chart:class="chart:scatter">
            <chart:data-point chart:repeated="8"/>
          </chart:series>
          <chart:series chart:style-name="ch17" chart:values-cell-range-address="pi_omp.J2:pi_omp.J9" chart:label-cell-address="pi_omp.J1:pi_omp.J1" chart:class="chart:scatter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tomic</text:p>
                <draw:g>
                  <svg:desc>pi_omp.B1:pi_omp.B1</svg:desc>
                </draw:g>
              </table:table-cell>
              <table:table-cell office:value-type="string">
                <text:p>atomic_float</text:p>
                <draw:g>
                  <svg:desc>pi_omp.C1:pi_omp.C1</svg:desc>
                </draw:g>
              </table:table-cell>
              <table:table-cell office:value-type="string">
                <text:p>critical</text:p>
                <draw:g>
                  <svg:desc>pi_omp.D1:pi_omp.D1</svg:desc>
                </draw:g>
              </table:table-cell>
              <table:table-cell office:value-type="string">
                <text:p>critical_float</text:p>
                <draw:g>
                  <svg:desc>pi_omp.E1:pi_omp.E1</svg:desc>
                </draw:g>
              </table:table-cell>
              <table:table-cell office:value-type="string">
                <text:p>reduction</text:p>
                <draw:g>
                  <svg:desc>pi_omp.F1:pi_omp.F1</svg:desc>
                </draw:g>
              </table:table-cell>
              <table:table-cell office:value-type="string">
                <text:p>reduction_float</text:p>
                <draw:g>
                  <svg:desc>pi_omp.G1:pi_omp.G1</svg:desc>
                </draw:g>
              </table:table-cell>
              <table:table-cell office:value-type="string">
                <text:p>reduction2</text:p>
                <draw:g>
                  <svg:desc>pi_omp.H1:pi_omp.H1</svg:desc>
                </draw:g>
              </table:table-cell>
              <table:table-cell office:value-type="string">
                <text:p>reduction2_float</text:p>
                <draw:g>
                  <svg:desc>pi_omp.I1:pi_omp.I1</svg:desc>
                </draw:g>
              </table:table-cell>
              <table:table-cell office:value-type="string">
                <text:p>pi_seq</text:p>
                <draw:g>
                  <svg:desc>pi_omp.J1:pi_omp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i_omp.A2:pi_omp.A9</svg:desc>
                </draw:g>
              </table:table-cell>
              <table:table-cell office:value-type="float" office:value="2.167">
                <text:p>2.167</text:p>
                <draw:g>
                  <svg:desc>pi_omp.B2:pi_omp.B9</svg:desc>
                </draw:g>
              </table:table-cell>
              <table:table-cell office:value-type="float" office:value="1.615">
                <text:p>1.615</text:p>
                <draw:g>
                  <svg:desc>pi_omp.C2:pi_omp.C9</svg:desc>
                </draw:g>
              </table:table-cell>
              <table:table-cell office:value-type="float" office:value="2.17">
                <text:p>2.17</text:p>
                <draw:g>
                  <svg:desc>pi_omp.D2:pi_omp.D9</svg:desc>
                </draw:g>
              </table:table-cell>
              <table:table-cell office:value-type="float" office:value="1.629">
                <text:p>1.629</text:p>
                <draw:g>
                  <svg:desc>pi_omp.E2:pi_omp.E9</svg:desc>
                </draw:g>
              </table:table-cell>
              <table:table-cell office:value-type="float" office:value="2.308">
                <text:p>2.308</text:p>
                <draw:g>
                  <svg:desc>pi_omp.F2:pi_omp.F9</svg:desc>
                </draw:g>
              </table:table-cell>
              <table:table-cell office:value-type="float" office:value="1.841">
                <text:p>1.841</text:p>
                <draw:g>
                  <svg:desc>pi_omp.G2:pi_omp.G9</svg:desc>
                </draw:g>
              </table:table-cell>
              <table:table-cell office:value-type="float" office:value="2.18">
                <text:p>2.18</text:p>
                <draw:g>
                  <svg:desc>pi_omp.H2:pi_omp.H9</svg:desc>
                </draw:g>
              </table:table-cell>
              <table:table-cell office:value-type="float" office:value="1.608">
                <text:p>1.608</text:p>
                <draw:g>
                  <svg:desc>pi_omp.I2:pi_omp.I9</svg:desc>
                </draw:g>
              </table:table-cell>
              <table:table-cell office:value-type="float" office:value="3.059">
                <text:p>3.059</text:p>
                <draw:g>
                  <svg:desc>pi_omp.J2:pi_omp.J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082">
                <text:p>1.082</text:p>
              </table:table-cell>
              <table:table-cell office:value-type="float" office:value="0.802">
                <text:p>0.802</text:p>
              </table:table-cell>
              <table:table-cell office:value-type="float" office:value="1.082">
                <text:p>1.082</text:p>
              </table:table-cell>
              <table:table-cell office:value-type="float" office:value="0.802">
                <text:p>0.802</text:p>
              </table:table-cell>
              <table:table-cell office:value-type="float" office:value="1.142">
                <text:p>1.142</text:p>
              </table:table-cell>
              <table:table-cell office:value-type="float" office:value="0.917">
                <text:p>0.917</text:p>
              </table:table-cell>
              <table:table-cell office:value-type="float" office:value="1.081">
                <text:p>1.081</text:p>
              </table:table-cell>
              <table:table-cell office:value-type="float" office:value="0.801">
                <text:p>0.801</text:p>
              </table:table-cell>
              <table:table-cell office:value-type="float" office:value="3.059">
                <text:p>3.0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22">
                <text:p>0.722</text:p>
              </table:table-cell>
              <table:table-cell office:value-type="float" office:value="0.536">
                <text:p>0.536</text:p>
              </table:table-cell>
              <table:table-cell office:value-type="float" office:value="0.723">
                <text:p>0.723</text:p>
              </table:table-cell>
              <table:table-cell office:value-type="float" office:value="0.535">
                <text:p>0.535</text:p>
              </table:table-cell>
              <table:table-cell office:value-type="float" office:value="0.762">
                <text:p>0.762</text:p>
              </table:table-cell>
              <table:table-cell office:value-type="float" office:value="0.611">
                <text:p>0.611</text:p>
              </table:table-cell>
              <table:table-cell office:value-type="float" office:value="0.723">
                <text:p>0.723</text:p>
              </table:table-cell>
              <table:table-cell office:value-type="float" office:value="0.535">
                <text:p>0.535</text:p>
              </table:table-cell>
              <table:table-cell office:value-type="float" office:value="3.059">
                <text:p>3.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42">
                <text:p>0.542</text:p>
              </table:table-cell>
              <table:table-cell office:value-type="float" office:value="0.403">
                <text:p>0.403</text:p>
              </table:table-cell>
              <table:table-cell office:value-type="float" office:value="0.542">
                <text:p>0.542</text:p>
              </table:table-cell>
              <table:table-cell office:value-type="float" office:value="0.402">
                <text:p>0.402</text:p>
              </table:table-cell>
              <table:table-cell office:value-type="float" office:value="0.572">
                <text:p>0.572</text:p>
              </table:table-cell>
              <table:table-cell office:value-type="float" office:value="0.46">
                <text:p>0.46</text:p>
              </table:table-cell>
              <table:table-cell office:value-type="float" office:value="0.543">
                <text:p>0.543</text:p>
              </table:table-cell>
              <table:table-cell office:value-type="float" office:value="0.402">
                <text:p>0.402</text:p>
              </table:table-cell>
              <table:table-cell office:value-type="float" office:value="3.059">
                <text:p>3.0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35">
                <text:p>0.435</text:p>
              </table:table-cell>
              <table:table-cell office:value-type="float" office:value="0.323">
                <text:p>0.323</text:p>
              </table:table-cell>
              <table:table-cell office:value-type="float" office:value="0.435">
                <text:p>0.435</text:p>
              </table:table-cell>
              <table:table-cell office:value-type="float" office:value="0.323">
                <text:p>0.323</text:p>
              </table:table-cell>
              <table:table-cell office:value-type="float" office:value="0.459">
                <text:p>0.459</text:p>
              </table:table-cell>
              <table:table-cell office:value-type="float" office:value="0.368">
                <text:p>0.368</text:p>
              </table:table-cell>
              <table:table-cell office:value-type="float" office:value="0.435">
                <text:p>0.435</text:p>
              </table:table-cell>
              <table:table-cell office:value-type="float" office:value="0.323">
                <text:p>0.323</text:p>
              </table:table-cell>
              <table:table-cell office:value-type="float" office:value="3.059">
                <text:p>3.0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363">
                <text:p>0.363</text:p>
              </table:table-cell>
              <table:table-cell office:value-type="float" office:value="0.27">
                <text:p>0.27</text:p>
              </table:table-cell>
              <table:table-cell office:value-type="float" office:value="0.364">
                <text:p>0.364</text:p>
              </table:table-cell>
              <table:table-cell office:value-type="float" office:value="0.269">
                <text:p>0.269</text:p>
              </table:table-cell>
              <table:table-cell office:value-type="float" office:value="0.383">
                <text:p>0.383</text:p>
              </table:table-cell>
              <table:table-cell office:value-type="float" office:value="0.308">
                <text:p>0.308</text:p>
              </table:table-cell>
              <table:table-cell office:value-type="float" office:value="0.363">
                <text:p>0.363</text:p>
              </table:table-cell>
              <table:table-cell office:value-type="float" office:value="0.27">
                <text:p>0.27</text:p>
              </table:table-cell>
              <table:table-cell office:value-type="float" office:value="3.059">
                <text:p>3.0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313">
                <text:p>0.313</text:p>
              </table:table-cell>
              <table:table-cell office:value-type="float" office:value="0.232">
                <text:p>0.232</text:p>
              </table:table-cell>
              <table:table-cell office:value-type="float" office:value="0.313">
                <text:p>0.313</text:p>
              </table:table-cell>
              <table:table-cell office:value-type="float" office:value="0.233">
                <text:p>0.233</text:p>
              </table:table-cell>
              <table:table-cell office:value-type="float" office:value="0.33">
                <text:p>0.33</text:p>
              </table:table-cell>
              <table:table-cell office:value-type="float" office:value="0.265">
                <text:p>0.265</text:p>
              </table:table-cell>
              <table:table-cell office:value-type="float" office:value="0.313">
                <text:p>0.313</text:p>
              </table:table-cell>
              <table:table-cell office:value-type="float" office:value="0.232">
                <text:p>0.232</text:p>
              </table:table-cell>
              <table:table-cell office:value-type="float" office:value="3.059">
                <text:p>3.0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28">
                <text:p>0.28</text:p>
              </table:table-cell>
              <table:table-cell office:value-type="float" office:value="0.219">
                <text:p>0.219</text:p>
              </table:table-cell>
              <table:table-cell office:value-type="float" office:value="0.292">
                <text:p>0.292</text:p>
              </table:table-cell>
              <table:table-cell office:value-type="float" office:value="0.205">
                <text:p>0.205</text:p>
              </table:table-cell>
              <table:table-cell office:value-type="float" office:value="0.289">
                <text:p>0.289</text:p>
              </table:table-cell>
              <table:table-cell office:value-type="float" office:value="0.232">
                <text:p>0.232</text:p>
              </table:table-cell>
              <table:table-cell office:value-type="float" office:value="0.282">
                <text:p>0.282</text:p>
              </table:table-cell>
              <table:table-cell office:value-type="float" office:value="0.205">
                <text:p>0.205</text:p>
              </table:table-cell>
              <table:table-cell office:value-type="float" office:value="3.059">
                <text:p>3.0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2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2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2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443cm" svg:height="11.609cm" xlink:href=".." xlink:type="simple" chart:class="chart:scatter" chart:style-name="ch1">
        <chart:title svg:x="11.013cm" svg:y="0.368cm" chart:style-name="ch2">
          <text:p>Pi Speedup</text:p>
        </chart:title>
        <chart:legend chart:legend-position="end" svg:x="20.665cm" svg:y="3.513cm" style:legend-expansion="high" chart:style-name="ch3"/>
        <chart:plot-area chart:style-name="ch4" table:cell-range-address="pi_omp.A14:pi_omp.J21 pi_omp.B13:pi_omp.J13" chart:data-source-has-labels="row" svg:x="1.499cm" svg:y="1.379cm" svg:width="18.678cm" svg:height="9.017cm">
          <chartooo:coordinate-region svg:x="2.597cm" svg:y="1.578cm" svg:width="17.301cm" svg:height="8.171cm"/>
          <chart:axis chart:dimension="x" chart:name="primary-x" chart:style-name="ch5">
            <chart:title svg:x="9.392cm" svg:y="10.628cm" chart:style-name="ch6">
              <text:p>Number of Threads</text:p>
            </chart:title>
          </chart:axis>
          <chart:axis chart:dimension="y" chart:name="primary-y" chart:style-name="ch7">
            <chart:title svg:x="0.451cm" svg:y="6.606cm" chart:style-name="ch8">
              <text:p>Speedup</text:p>
            </chart:title>
            <chart:grid chart:style-name="ch9" chart:class="major"/>
          </chart:axis>
          <chart:series chart:style-name="ch10" chart:values-cell-range-address="pi_omp.B14:pi_omp.B21" chart:label-cell-address="pi_omp.B13:pi_omp.B13" chart:class="chart:scatter">
            <chart:domain table:cell-range-address="pi_omp.A14:pi_omp.A21"/>
            <chart:data-point chart:repeated="8"/>
          </chart:series>
          <chart:series chart:style-name="ch11" chart:values-cell-range-address="pi_omp.C14:pi_omp.C21" chart:label-cell-address="pi_omp.C13:pi_omp.C13" chart:class="chart:scatter">
            <chart:data-point chart:repeated="8"/>
          </chart:series>
          <chart:series chart:style-name="ch12" chart:values-cell-range-address="pi_omp.D14:pi_omp.D21" chart:label-cell-address="pi_omp.D13:pi_omp.D13" chart:class="chart:scatter">
            <chart:data-point chart:repeated="8"/>
          </chart:series>
          <chart:series chart:style-name="ch13" chart:values-cell-range-address="pi_omp.E14:pi_omp.E21" chart:label-cell-address="pi_omp.E13:pi_omp.E13" chart:class="chart:scatter">
            <chart:data-point chart:repeated="8"/>
          </chart:series>
          <chart:series chart:style-name="ch14" chart:values-cell-range-address="pi_omp.F14:pi_omp.F21" chart:label-cell-address="pi_omp.F13:pi_omp.F13" chart:class="chart:scatter">
            <chart:data-point chart:repeated="8"/>
          </chart:series>
          <chart:series chart:style-name="ch15" chart:values-cell-range-address="pi_omp.G14:pi_omp.G21" chart:label-cell-address="pi_omp.G13:pi_omp.G13" chart:class="chart:scatter">
            <chart:data-point chart:repeated="8"/>
          </chart:series>
          <chart:series chart:style-name="ch16" chart:values-cell-range-address="pi_omp.H14:pi_omp.H21" chart:label-cell-address="pi_omp.H13:pi_omp.H13" chart:class="chart:scatter">
            <chart:data-point chart:repeated="8"/>
          </chart:series>
          <chart:series chart:style-name="ch17" chart:values-cell-range-address="pi_omp.I14:pi_omp.I21" chart:label-cell-address="pi_omp.I13:pi_omp.I13" chart:class="chart:scatter">
            <chart:data-point chart:repeated="8"/>
          </chart:series>
          <chart:series chart:style-name="ch18" chart:values-cell-range-address="pi_omp.J14:pi_omp.J21" chart:label-cell-address="pi_omp.J13:pi_omp.J13" chart:class="chart:scatter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tomic</text:p>
                <draw:g>
                  <svg:desc>pi_omp.B13:pi_omp.B13</svg:desc>
                </draw:g>
              </table:table-cell>
              <table:table-cell office:value-type="string">
                <text:p>atomic_float</text:p>
                <draw:g>
                  <svg:desc>pi_omp.C13:pi_omp.C13</svg:desc>
                </draw:g>
              </table:table-cell>
              <table:table-cell office:value-type="string">
                <text:p>critical</text:p>
                <draw:g>
                  <svg:desc>pi_omp.D13:pi_omp.D13</svg:desc>
                </draw:g>
              </table:table-cell>
              <table:table-cell office:value-type="string">
                <text:p>critical_float</text:p>
                <draw:g>
                  <svg:desc>pi_omp.E13:pi_omp.E13</svg:desc>
                </draw:g>
              </table:table-cell>
              <table:table-cell office:value-type="string">
                <text:p>reduction</text:p>
                <draw:g>
                  <svg:desc>pi_omp.F13:pi_omp.F13</svg:desc>
                </draw:g>
              </table:table-cell>
              <table:table-cell office:value-type="string">
                <text:p>reduction_float</text:p>
                <draw:g>
                  <svg:desc>pi_omp.G13:pi_omp.G13</svg:desc>
                </draw:g>
              </table:table-cell>
              <table:table-cell office:value-type="string">
                <text:p>reduction2</text:p>
                <draw:g>
                  <svg:desc>pi_omp.H13:pi_omp.H13</svg:desc>
                </draw:g>
              </table:table-cell>
              <table:table-cell office:value-type="string">
                <text:p>reduction2_float</text:p>
                <draw:g>
                  <svg:desc>pi_omp.I13:pi_omp.I13</svg:desc>
                </draw:g>
              </table:table-cell>
              <table:table-cell office:value-type="string">
                <text:p>pi_seq</text:p>
                <draw:g>
                  <svg:desc>pi_omp.J13:pi_omp.J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i_omp.A14:pi_omp.A21</svg:desc>
                </draw:g>
              </table:table-cell>
              <table:table-cell office:value-type="float" office:value="1.4116289801569">
                <text:p>1.4116289801569</text:p>
                <draw:g>
                  <svg:desc>pi_omp.B14:pi_omp.B21</svg:desc>
                </draw:g>
              </table:table-cell>
              <table:table-cell office:value-type="float" office:value="1.89411764705882">
                <text:p>1.89411764705882</text:p>
                <draw:g>
                  <svg:desc>pi_omp.C14:pi_omp.C21</svg:desc>
                </draw:g>
              </table:table-cell>
              <table:table-cell office:value-type="float" office:value="1.40967741935484">
                <text:p>1.40967741935484</text:p>
                <draw:g>
                  <svg:desc>pi_omp.D14:pi_omp.D21</svg:desc>
                </draw:g>
              </table:table-cell>
              <table:table-cell office:value-type="float" office:value="1.87783916513198">
                <text:p>1.87783916513198</text:p>
                <draw:g>
                  <svg:desc>pi_omp.E14:pi_omp.E21</svg:desc>
                </draw:g>
              </table:table-cell>
              <table:table-cell office:value-type="float" office:value="1.32538994800693">
                <text:p>1.32538994800693</text:p>
                <draw:g>
                  <svg:desc>pi_omp.F14:pi_omp.F21</svg:desc>
                </draw:g>
              </table:table-cell>
              <table:table-cell office:value-type="float" office:value="1.66159695817491">
                <text:p>1.66159695817491</text:p>
                <draw:g>
                  <svg:desc>pi_omp.G14:pi_omp.G21</svg:desc>
                </draw:g>
              </table:table-cell>
              <table:table-cell office:value-type="float" office:value="1.40321100917431">
                <text:p>1.40321100917431</text:p>
                <draw:g>
                  <svg:desc>pi_omp.H14:pi_omp.H21</svg:desc>
                </draw:g>
              </table:table-cell>
              <table:table-cell office:value-type="float" office:value="1.9023631840796">
                <text:p>1.9023631840796</text:p>
                <draw:g>
                  <svg:desc>pi_omp.I14:pi_omp.I21</svg:desc>
                </draw:g>
              </table:table-cell>
              <table:table-cell office:value-type="float" office:value="1">
                <text:p>1</text:p>
                <draw:g>
                  <svg:desc>pi_omp.J14:pi_omp.J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8271719038817">
                <text:p>2.8271719038817</text:p>
              </table:table-cell>
              <table:table-cell office:value-type="float" office:value="3.8142144638404">
                <text:p>3.8142144638404</text:p>
              </table:table-cell>
              <table:table-cell office:value-type="float" office:value="2.8271719038817">
                <text:p>2.8271719038817</text:p>
              </table:table-cell>
              <table:table-cell office:value-type="float" office:value="3.8142144638404">
                <text:p>3.8142144638404</text:p>
              </table:table-cell>
              <table:table-cell office:value-type="float" office:value="2.67863397548161">
                <text:p>2.67863397548161</text:p>
              </table:table-cell>
              <table:table-cell office:value-type="float" office:value="3.33587786259542">
                <text:p>3.33587786259542</text:p>
              </table:table-cell>
              <table:table-cell office:value-type="float" office:value="2.82978723404255">
                <text:p>2.82978723404255</text:p>
              </table:table-cell>
              <table:table-cell office:value-type="float" office:value="3.81897627965044">
                <text:p>3.818976279650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.23684210526316">
                <text:p>4.23684210526316</text:p>
              </table:table-cell>
              <table:table-cell office:value-type="float" office:value="5.70708955223881">
                <text:p>5.70708955223881</text:p>
              </table:table-cell>
              <table:table-cell office:value-type="float" office:value="4.23098201936376">
                <text:p>4.23098201936376</text:p>
              </table:table-cell>
              <table:table-cell office:value-type="float" office:value="5.71775700934579">
                <text:p>5.71775700934579</text:p>
              </table:table-cell>
              <table:table-cell office:value-type="float" office:value="4.01443569553806">
                <text:p>4.01443569553806</text:p>
              </table:table-cell>
              <table:table-cell office:value-type="float" office:value="5.00654664484452">
                <text:p>5.00654664484452</text:p>
              </table:table-cell>
              <table:table-cell office:value-type="float" office:value="4.23098201936376">
                <text:p>4.23098201936376</text:p>
              </table:table-cell>
              <table:table-cell office:value-type="float" office:value="5.71775700934579">
                <text:p>5.717757009345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.64391143911439">
                <text:p>5.64391143911439</text:p>
              </table:table-cell>
              <table:table-cell office:value-type="float" office:value="7.59057071960298">
                <text:p>7.59057071960298</text:p>
              </table:table-cell>
              <table:table-cell office:value-type="float" office:value="5.64391143911439">
                <text:p>5.64391143911439</text:p>
              </table:table-cell>
              <table:table-cell office:value-type="float" office:value="7.60945273631841">
                <text:p>7.60945273631841</text:p>
              </table:table-cell>
              <table:table-cell office:value-type="float" office:value="5.3479020979021">
                <text:p>5.3479020979021</text:p>
              </table:table-cell>
              <table:table-cell office:value-type="float" office:value="6.65">
                <text:p>6.65</text:p>
              </table:table-cell>
              <table:table-cell office:value-type="float" office:value="5.63351749539595">
                <text:p>5.63351749539595</text:p>
              </table:table-cell>
              <table:table-cell office:value-type="float" office:value="7.60945273631841">
                <text:p>7.609452736318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.03218390804598">
                <text:p>7.03218390804598</text:p>
              </table:table-cell>
              <table:table-cell office:value-type="float" office:value="9.47058823529412">
                <text:p>9.47058823529412</text:p>
              </table:table-cell>
              <table:table-cell office:value-type="float" office:value="7.03218390804598">
                <text:p>7.03218390804598</text:p>
              </table:table-cell>
              <table:table-cell office:value-type="float" office:value="9.47058823529412">
                <text:p>9.47058823529412</text:p>
              </table:table-cell>
              <table:table-cell office:value-type="float" office:value="6.66448801742919">
                <text:p>6.66448801742919</text:p>
              </table:table-cell>
              <table:table-cell office:value-type="float" office:value="8.3125">
                <text:p>8.3125</text:p>
              </table:table-cell>
              <table:table-cell office:value-type="float" office:value="7.03218390804598">
                <text:p>7.03218390804598</text:p>
              </table:table-cell>
              <table:table-cell office:value-type="float" office:value="9.47058823529412">
                <text:p>9.47058823529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.42699724517907">
                <text:p>8.42699724517907</text:p>
              </table:table-cell>
              <table:table-cell office:value-type="float" office:value="11.3296296296296">
                <text:p>11.3296296296296</text:p>
              </table:table-cell>
              <table:table-cell office:value-type="float" office:value="8.40384615384616">
                <text:p>8.40384615384616</text:p>
              </table:table-cell>
              <table:table-cell office:value-type="float" office:value="11.3717472118959">
                <text:p>11.3717472118959</text:p>
              </table:table-cell>
              <table:table-cell office:value-type="float" office:value="7.98694516971279">
                <text:p>7.98694516971279</text:p>
              </table:table-cell>
              <table:table-cell office:value-type="float" office:value="9.93181818181818">
                <text:p>9.93181818181818</text:p>
              </table:table-cell>
              <table:table-cell office:value-type="float" office:value="8.42699724517907">
                <text:p>8.42699724517907</text:p>
              </table:table-cell>
              <table:table-cell office:value-type="float" office:value="11.3296296296296">
                <text:p>11.3296296296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77316293929712">
                <text:p>9.77316293929712</text:p>
              </table:table-cell>
              <table:table-cell office:value-type="float" office:value="13.1853448275862">
                <text:p>13.1853448275862</text:p>
              </table:table-cell>
              <table:table-cell office:value-type="float" office:value="9.77316293929712">
                <text:p>9.77316293929712</text:p>
              </table:table-cell>
              <table:table-cell office:value-type="float" office:value="13.1287553648069">
                <text:p>13.1287553648069</text:p>
              </table:table-cell>
              <table:table-cell office:value-type="float" office:value="9.26969696969697">
                <text:p>9.26969696969697</text:p>
              </table:table-cell>
              <table:table-cell office:value-type="float" office:value="11.5433962264151">
                <text:p>11.5433962264151</text:p>
              </table:table-cell>
              <table:table-cell office:value-type="float" office:value="9.77316293929712">
                <text:p>9.77316293929712</text:p>
              </table:table-cell>
              <table:table-cell office:value-type="float" office:value="13.1853448275862">
                <text:p>13.18534482758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.925">
                <text:p>10.925</text:p>
              </table:table-cell>
              <table:table-cell office:value-type="float" office:value="13.9680365296804">
                <text:p>13.9680365296804</text:p>
              </table:table-cell>
              <table:table-cell office:value-type="float" office:value="10.4760273972603">
                <text:p>10.4760273972603</text:p>
              </table:table-cell>
              <table:table-cell office:value-type="float" office:value="14.9219512195122">
                <text:p>14.9219512195122</text:p>
              </table:table-cell>
              <table:table-cell office:value-type="float" office:value="10.5847750865052">
                <text:p>10.5847750865052</text:p>
              </table:table-cell>
              <table:table-cell office:value-type="float" office:value="13.1853448275862">
                <text:p>13.1853448275862</text:p>
              </table:table-cell>
              <table:table-cell office:value-type="float" office:value="10.8475177304965">
                <text:p>10.8475177304965</text:p>
              </table:table-cell>
              <table:table-cell office:value-type="float" office:value="14.9219512195122">
                <text:p>14.921951219512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2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2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2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2.548cm" svg:height="11.396cm" xlink:href=".." xlink:type="simple" chart:class="chart:scatter" chart:style-name="ch1">
        <chart:title svg:x="9.974cm" svg:y="0.363cm" chart:style-name="ch2">
          <text:p>pi Efficiency</text:p>
        </chart:title>
        <chart:legend chart:legend-position="end" svg:x="18.77cm" svg:y="3.407cm" style:legend-expansion="high" chart:style-name="ch3"/>
        <chart:plot-area chart:style-name="ch4" table:cell-range-address="pi_omp.A24:pi_omp.J31 pi_omp.B23:pi_omp.J23" chart:data-source-has-labels="row" svg:x="1.461cm" svg:y="1.369cm" svg:width="16.859cm" svg:height="8.819cm">
          <chartooo:coordinate-region svg:x="2.559cm" svg:y="1.568cm" svg:width="15.667cm" svg:height="7.973cm"/>
          <chart:axis chart:dimension="x" chart:name="primary-x" chart:style-name="ch5">
            <chart:title svg:x="8.444cm" svg:y="10.415cm" chart:style-name="ch6">
              <text:p>Number of Threads</text:p>
            </chart:title>
          </chart:axis>
          <chart:axis chart:dimension="y" chart:name="primary-y" chart:style-name="ch7">
            <chart:title svg:x="0.451cm" svg:y="6.523cm" chart:style-name="ch8">
              <text:p>Efficiency</text:p>
            </chart:title>
            <chart:grid chart:style-name="ch9" chart:class="major"/>
          </chart:axis>
          <chart:series chart:style-name="ch10" chart:values-cell-range-address="pi_omp.B24:pi_omp.B31" chart:label-cell-address="pi_omp.B23:pi_omp.B23" chart:class="chart:scatter">
            <chart:domain table:cell-range-address="pi_omp.A24:pi_omp.A31"/>
            <chart:data-point chart:repeated="8"/>
          </chart:series>
          <chart:series chart:style-name="ch11" chart:values-cell-range-address="pi_omp.C24:pi_omp.C31" chart:label-cell-address="pi_omp.C23:pi_omp.C23" chart:class="chart:scatter">
            <chart:data-point chart:repeated="8"/>
          </chart:series>
          <chart:series chart:style-name="ch12" chart:values-cell-range-address="pi_omp.D24:pi_omp.D31" chart:label-cell-address="pi_omp.D23:pi_omp.D23" chart:class="chart:scatter">
            <chart:data-point chart:repeated="8"/>
          </chart:series>
          <chart:series chart:style-name="ch13" chart:values-cell-range-address="pi_omp.E24:pi_omp.E31" chart:label-cell-address="pi_omp.E23:pi_omp.E23" chart:class="chart:scatter">
            <chart:data-point chart:repeated="8"/>
          </chart:series>
          <chart:series chart:style-name="ch14" chart:values-cell-range-address="pi_omp.F24:pi_omp.F31" chart:label-cell-address="pi_omp.F23:pi_omp.F23" chart:class="chart:scatter">
            <chart:data-point chart:repeated="8"/>
          </chart:series>
          <chart:series chart:style-name="ch15" chart:values-cell-range-address="pi_omp.G24:pi_omp.G31" chart:label-cell-address="pi_omp.G23:pi_omp.G23" chart:class="chart:scatter">
            <chart:data-point chart:repeated="8"/>
          </chart:series>
          <chart:series chart:style-name="ch16" chart:values-cell-range-address="pi_omp.H24:pi_omp.H31" chart:label-cell-address="pi_omp.H23:pi_omp.H23" chart:class="chart:scatter">
            <chart:data-point chart:repeated="8"/>
          </chart:series>
          <chart:series chart:style-name="ch17" chart:values-cell-range-address="pi_omp.I24:pi_omp.I31" chart:label-cell-address="pi_omp.I23:pi_omp.I23" chart:class="chart:scatter">
            <chart:data-point chart:repeated="8"/>
          </chart:series>
          <chart:series chart:style-name="ch18" chart:values-cell-range-address="pi_omp.J24:pi_omp.J31" chart:label-cell-address="pi_omp.J23:pi_omp.J23" chart:class="chart:scatter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tomic</text:p>
                <draw:g>
                  <svg:desc>pi_omp.B23:pi_omp.B23</svg:desc>
                </draw:g>
              </table:table-cell>
              <table:table-cell office:value-type="string">
                <text:p>atomic_float</text:p>
                <draw:g>
                  <svg:desc>pi_omp.C23:pi_omp.C23</svg:desc>
                </draw:g>
              </table:table-cell>
              <table:table-cell office:value-type="string">
                <text:p>critical</text:p>
                <draw:g>
                  <svg:desc>pi_omp.D23:pi_omp.D23</svg:desc>
                </draw:g>
              </table:table-cell>
              <table:table-cell office:value-type="string">
                <text:p>critical_float</text:p>
                <draw:g>
                  <svg:desc>pi_omp.E23:pi_omp.E23</svg:desc>
                </draw:g>
              </table:table-cell>
              <table:table-cell office:value-type="string">
                <text:p>reduction</text:p>
                <draw:g>
                  <svg:desc>pi_omp.F23:pi_omp.F23</svg:desc>
                </draw:g>
              </table:table-cell>
              <table:table-cell office:value-type="string">
                <text:p>reduction_float</text:p>
                <draw:g>
                  <svg:desc>pi_omp.G23:pi_omp.G23</svg:desc>
                </draw:g>
              </table:table-cell>
              <table:table-cell office:value-type="string">
                <text:p>reduction2</text:p>
                <draw:g>
                  <svg:desc>pi_omp.H23:pi_omp.H23</svg:desc>
                </draw:g>
              </table:table-cell>
              <table:table-cell office:value-type="string">
                <text:p>reduction2_float</text:p>
                <draw:g>
                  <svg:desc>pi_omp.I23:pi_omp.I23</svg:desc>
                </draw:g>
              </table:table-cell>
              <table:table-cell office:value-type="string">
                <text:p>pi_seq</text:p>
                <draw:g>
                  <svg:desc>pi_omp.J23:pi_omp.J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i_omp.A24:pi_omp.A31</svg:desc>
                </draw:g>
              </table:table-cell>
              <table:table-cell office:value-type="float" office:value="1.4116289801569">
                <text:p>1.4116289801569</text:p>
                <draw:g>
                  <svg:desc>pi_omp.B24:pi_omp.B31</svg:desc>
                </draw:g>
              </table:table-cell>
              <table:table-cell office:value-type="float" office:value="1.89411764705882">
                <text:p>1.89411764705882</text:p>
                <draw:g>
                  <svg:desc>pi_omp.C24:pi_omp.C31</svg:desc>
                </draw:g>
              </table:table-cell>
              <table:table-cell office:value-type="float" office:value="1.40967741935484">
                <text:p>1.40967741935484</text:p>
                <draw:g>
                  <svg:desc>pi_omp.D24:pi_omp.D31</svg:desc>
                </draw:g>
              </table:table-cell>
              <table:table-cell office:value-type="float" office:value="1.87783916513198">
                <text:p>1.87783916513198</text:p>
                <draw:g>
                  <svg:desc>pi_omp.E24:pi_omp.E31</svg:desc>
                </draw:g>
              </table:table-cell>
              <table:table-cell office:value-type="float" office:value="1.32538994800693">
                <text:p>1.32538994800693</text:p>
                <draw:g>
                  <svg:desc>pi_omp.F24:pi_omp.F31</svg:desc>
                </draw:g>
              </table:table-cell>
              <table:table-cell office:value-type="float" office:value="1.66159695817491">
                <text:p>1.66159695817491</text:p>
                <draw:g>
                  <svg:desc>pi_omp.G24:pi_omp.G31</svg:desc>
                </draw:g>
              </table:table-cell>
              <table:table-cell office:value-type="float" office:value="1.40321100917431">
                <text:p>1.40321100917431</text:p>
                <draw:g>
                  <svg:desc>pi_omp.H24:pi_omp.H31</svg:desc>
                </draw:g>
              </table:table-cell>
              <table:table-cell office:value-type="float" office:value="1.9023631840796">
                <text:p>1.9023631840796</text:p>
                <draw:g>
                  <svg:desc>pi_omp.I24:pi_omp.I31</svg:desc>
                </draw:g>
              </table:table-cell>
              <table:table-cell office:value-type="float" office:value="1">
                <text:p>1</text:p>
                <draw:g>
                  <svg:desc>pi_omp.J24:pi_omp.J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41358595194085">
                <text:p>1.41358595194085</text:p>
              </table:table-cell>
              <table:table-cell office:value-type="float" office:value="1.9071072319202">
                <text:p>1.9071072319202</text:p>
              </table:table-cell>
              <table:table-cell office:value-type="float" office:value="1.41358595194085">
                <text:p>1.41358595194085</text:p>
              </table:table-cell>
              <table:table-cell office:value-type="float" office:value="1.9071072319202">
                <text:p>1.9071072319202</text:p>
              </table:table-cell>
              <table:table-cell office:value-type="float" office:value="1.33931698774081">
                <text:p>1.33931698774081</text:p>
              </table:table-cell>
              <table:table-cell office:value-type="float" office:value="1.66793893129771">
                <text:p>1.66793893129771</text:p>
              </table:table-cell>
              <table:table-cell office:value-type="float" office:value="1.41489361702128">
                <text:p>1.41489361702128</text:p>
              </table:table-cell>
              <table:table-cell office:value-type="float" office:value="1.90948813982522">
                <text:p>1.909488139825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41228070175439">
                <text:p>1.41228070175439</text:p>
              </table:table-cell>
              <table:table-cell office:value-type="float" office:value="1.9023631840796">
                <text:p>1.9023631840796</text:p>
              </table:table-cell>
              <table:table-cell office:value-type="float" office:value="1.41032733978792">
                <text:p>1.41032733978792</text:p>
              </table:table-cell>
              <table:table-cell office:value-type="float" office:value="1.90591900311526">
                <text:p>1.90591900311526</text:p>
              </table:table-cell>
              <table:table-cell office:value-type="float" office:value="1.33814523184602">
                <text:p>1.33814523184602</text:p>
              </table:table-cell>
              <table:table-cell office:value-type="float" office:value="1.66884888161484">
                <text:p>1.66884888161484</text:p>
              </table:table-cell>
              <table:table-cell office:value-type="float" office:value="1.41032733978792">
                <text:p>1.41032733978792</text:p>
              </table:table-cell>
              <table:table-cell office:value-type="float" office:value="1.90591900311526">
                <text:p>1.90591900311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4109778597786">
                <text:p>1.4109778597786</text:p>
              </table:table-cell>
              <table:table-cell office:value-type="float" office:value="1.89764267990074">
                <text:p>1.89764267990074</text:p>
              </table:table-cell>
              <table:table-cell office:value-type="float" office:value="1.4109778597786">
                <text:p>1.4109778597786</text:p>
              </table:table-cell>
              <table:table-cell office:value-type="float" office:value="1.9023631840796">
                <text:p>1.9023631840796</text:p>
              </table:table-cell>
              <table:table-cell office:value-type="float" office:value="1.33697552447552">
                <text:p>1.33697552447552</text:p>
              </table:table-cell>
              <table:table-cell office:value-type="float" office:value="1.6625">
                <text:p>1.6625</text:p>
              </table:table-cell>
              <table:table-cell office:value-type="float" office:value="1.40837937384899">
                <text:p>1.40837937384899</text:p>
              </table:table-cell>
              <table:table-cell office:value-type="float" office:value="1.9023631840796">
                <text:p>1.90236318407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4064367816092">
                <text:p>1.4064367816092</text:p>
              </table:table-cell>
              <table:table-cell office:value-type="float" office:value="1.89411764705882">
                <text:p>1.89411764705882</text:p>
              </table:table-cell>
              <table:table-cell office:value-type="float" office:value="1.4064367816092">
                <text:p>1.4064367816092</text:p>
              </table:table-cell>
              <table:table-cell office:value-type="float" office:value="1.89411764705882">
                <text:p>1.89411764705882</text:p>
              </table:table-cell>
              <table:table-cell office:value-type="float" office:value="1.33289760348584">
                <text:p>1.33289760348584</text:p>
              </table:table-cell>
              <table:table-cell office:value-type="float" office:value="1.6625">
                <text:p>1.6625</text:p>
              </table:table-cell>
              <table:table-cell office:value-type="float" office:value="1.4064367816092">
                <text:p>1.4064367816092</text:p>
              </table:table-cell>
              <table:table-cell office:value-type="float" office:value="1.89411764705882">
                <text:p>1.894117647058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40449954086318">
                <text:p>1.40449954086318</text:p>
              </table:table-cell>
              <table:table-cell office:value-type="float" office:value="1.88827160493827">
                <text:p>1.88827160493827</text:p>
              </table:table-cell>
              <table:table-cell office:value-type="float" office:value="1.40064102564103">
                <text:p>1.40064102564103</text:p>
              </table:table-cell>
              <table:table-cell office:value-type="float" office:value="1.89529120198265">
                <text:p>1.89529120198265</text:p>
              </table:table-cell>
              <table:table-cell office:value-type="float" office:value="1.33115752828547">
                <text:p>1.33115752828547</text:p>
              </table:table-cell>
              <table:table-cell office:value-type="float" office:value="1.65530303030303">
                <text:p>1.65530303030303</text:p>
              </table:table-cell>
              <table:table-cell office:value-type="float" office:value="1.40449954086318">
                <text:p>1.40449954086318</text:p>
              </table:table-cell>
              <table:table-cell office:value-type="float" office:value="1.88827160493827">
                <text:p>1.888271604938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3961661341853">
                <text:p>1.3961661341853</text:p>
              </table:table-cell>
              <table:table-cell office:value-type="float" office:value="1.88362068965517">
                <text:p>1.88362068965517</text:p>
              </table:table-cell>
              <table:table-cell office:value-type="float" office:value="1.3961661341853">
                <text:p>1.3961661341853</text:p>
              </table:table-cell>
              <table:table-cell office:value-type="float" office:value="1.8755364806867">
                <text:p>1.8755364806867</text:p>
              </table:table-cell>
              <table:table-cell office:value-type="float" office:value="1.32424242424242">
                <text:p>1.32424242424242</text:p>
              </table:table-cell>
              <table:table-cell office:value-type="float" office:value="1.64905660377359">
                <text:p>1.64905660377359</text:p>
              </table:table-cell>
              <table:table-cell office:value-type="float" office:value="1.3961661341853">
                <text:p>1.3961661341853</text:p>
              </table:table-cell>
              <table:table-cell office:value-type="float" office:value="1.88362068965517">
                <text:p>1.883620689655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365625">
                <text:p>1.365625</text:p>
              </table:table-cell>
              <table:table-cell office:value-type="float" office:value="1.74600456621005">
                <text:p>1.74600456621005</text:p>
              </table:table-cell>
              <table:table-cell office:value-type="float" office:value="1.30950342465753">
                <text:p>1.30950342465753</text:p>
              </table:table-cell>
              <table:table-cell office:value-type="float" office:value="1.86524390243902">
                <text:p>1.86524390243902</text:p>
              </table:table-cell>
              <table:table-cell office:value-type="float" office:value="1.32309688581315">
                <text:p>1.32309688581315</text:p>
              </table:table-cell>
              <table:table-cell office:value-type="float" office:value="1.64816810344828">
                <text:p>1.64816810344828</text:p>
              </table:table-cell>
              <table:table-cell office:value-type="float" office:value="1.35593971631206">
                <text:p>1.35593971631206</text:p>
              </table:table-cell>
              <table:table-cell office:value-type="float" office:value="1.86524390243902">
                <text:p>1.8652439024390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892cm" svg:height="12.324cm" xlink:href=".." xlink:type="simple" chart:class="chart:scatter" chart:style-name="ch1">
        <chart:title svg:x="8.296cm" svg:y="0.382cm" chart:style-name="ch2">
          <text:p>Heat Stencil omp run time</text:p>
        </chart:title>
        <chart:legend chart:legend-position="end" svg:x="17.849cm" svg:y="5.614cm" style:legend-expansion="high" chart:style-name="ch3"/>
        <chart:plot-area chart:style-name="ch4" table:cell-range-address="heat_stencil_omp.A2:heat_stencil_omp.C9 heat_stencil_omp.B1:heat_stencil_omp.C1" chart:data-source-has-labels="row" svg:x="1.448cm" svg:y="1.407cm" svg:width="15.964cm" svg:height="9.69cm">
          <chartooo:coordinate-region svg:x="2.069cm" svg:y="1.606cm" svg:width="15.249cm" svg:height="8.844cm"/>
          <chart:axis chart:dimension="x" chart:name="primary-x" chart:style-name="ch5">
            <chart:title svg:x="8.777cm" svg:y="11.343cm" chart:style-name="ch6">
              <text:p>Threads</text:p>
            </chart:title>
          </chart:axis>
          <chart:axis chart:dimension="y" chart:name="primary-y" chart:style-name="ch5">
            <chart:title svg:x="0.451cm" svg:y="6.865cm" chart:style-name="ch7">
              <text:p>Time [s]</text:p>
            </chart:title>
            <chart:grid chart:style-name="ch8" chart:class="major"/>
          </chart:axis>
          <chart:series chart:style-name="ch9" chart:values-cell-range-address="heat_stencil_omp.B2:heat_stencil_omp.B9" chart:label-cell-address="heat_stencil_omp.B1:heat_stencil_omp.B1" chart:class="chart:scatter">
            <chart:domain table:cell-range-address="heat_stencil_omp.A2:heat_stencil_omp.A9"/>
            <chart:data-point chart:repeated="8"/>
          </chart:series>
          <chart:series chart:style-name="ch10" chart:values-cell-range-address="heat_stencil_omp.C2:heat_stencil_omp.C9" chart:label-cell-address="heat_stencil_omp.C1:heat_stencil_omp.C1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at_stencil_omp</text:p>
                <draw:g>
                  <svg:desc>heat_stencil_omp.B1:heat_stencil_omp.B1</svg:desc>
                </draw:g>
              </table:table-cell>
              <table:table-cell office:value-type="string">
                <text:p>seq</text:p>
                <draw:g>
                  <svg:desc>heat_stencil_omp.C1:heat_stencil_omp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eat_stencil_omp.A2:heat_stencil_omp.A9</svg:desc>
                </draw:g>
              </table:table-cell>
              <table:table-cell office:value-type="float" office:value="21.764">
                <text:p>21.764</text:p>
                <draw:g>
                  <svg:desc>heat_stencil_omp.B2:heat_stencil_omp.B9</svg:desc>
                </draw:g>
              </table:table-cell>
              <table:table-cell office:value-type="float" office:value="21.659545">
                <text:p>21.659545</text:p>
                <draw:g>
                  <svg:desc>heat_stencil_omp.C2:heat_stencil_omp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967">
                <text:p>10.967</text:p>
              </table:table-cell>
              <table:table-cell office:value-type="float" office:value="21.659545">
                <text:p>21.659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33">
                <text:p>7.33</text:p>
              </table:table-cell>
              <table:table-cell office:value-type="float" office:value="21.659545">
                <text:p>21.6595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.526">
                <text:p>5.526</text:p>
              </table:table-cell>
              <table:table-cell office:value-type="float" office:value="21.659545">
                <text:p>21.659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75">
                <text:p>5.875</text:p>
              </table:table-cell>
              <table:table-cell office:value-type="float" office:value="21.659545">
                <text:p>21.6595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101">
                <text:p>5.101</text:p>
              </table:table-cell>
              <table:table-cell office:value-type="float" office:value="21.659545">
                <text:p>21.6595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299">
                <text:p>5.299</text:p>
              </table:table-cell>
              <table:table-cell office:value-type="float" office:value="21.659545">
                <text:p>21.6595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456">
                <text:p>4.456</text:p>
              </table:table-cell>
              <table:table-cell office:value-type="float" office:value="21.659545">
                <text:p>21.6595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725cm" svg:height="11.052cm" xlink:href=".." xlink:type="simple" chart:class="chart:scatter" chart:style-name="ch1">
        <chart:title svg:x="8.186cm" svg:y="0.357cm" chart:style-name="ch2">
          <text:p>Heat Stencil omp speedup</text:p>
        </chart:title>
        <chart:legend chart:legend-position="end" svg:x="17.682cm" svg:y="4.978cm" style:legend-expansion="high" chart:style-name="ch3"/>
        <chart:plot-area chart:style-name="ch4" table:cell-range-address="heat_stencil_omp.A14:heat_stencil_omp.C21 heat_stencil_omp.B13:heat_stencil_omp.C13" chart:data-source-has-labels="row" svg:x="1.445cm" svg:y="1.357cm" svg:width="15.803cm" svg:height="8.493cm">
          <chartooo:coordinate-region svg:x="1.881cm" svg:y="1.557cm" svg:width="15.273cm" svg:height="7.646cm"/>
          <chart:axis chart:dimension="x" chart:name="primary-x" chart:style-name="ch5">
            <chart:title svg:x="8.693cm" svg:y="10.071cm" chart:style-name="ch6">
              <text:p>Threads</text:p>
            </chart:title>
          </chart:axis>
          <chart:axis chart:dimension="y" chart:name="primary-y" chart:style-name="ch5">
            <chart:title svg:x="0.451cm" svg:y="6.322cm" chart:style-name="ch7">
              <text:p>Speedup</text:p>
            </chart:title>
            <chart:grid chart:style-name="ch8" chart:class="major"/>
          </chart:axis>
          <chart:series chart:style-name="ch9" chart:values-cell-range-address="heat_stencil_omp.B14:heat_stencil_omp.B21" chart:label-cell-address="heat_stencil_omp.B13:heat_stencil_omp.B13" chart:class="chart:scatter">
            <chart:domain table:cell-range-address="heat_stencil_omp.A14:heat_stencil_omp.A21"/>
            <chart:data-point chart:repeated="8"/>
          </chart:series>
          <chart:series chart:style-name="ch10" chart:values-cell-range-address="heat_stencil_omp.C14:heat_stencil_omp.C21" chart:label-cell-address="heat_stencil_omp.C13:heat_stencil_omp.C13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at_stencil_omp</text:p>
                <draw:g>
                  <svg:desc>heat_stencil_omp.B13:heat_stencil_omp.B13</svg:desc>
                </draw:g>
              </table:table-cell>
              <table:table-cell office:value-type="string">
                <text:p>seq</text:p>
                <draw:g>
                  <svg:desc>heat_stencil_omp.C13:heat_stencil_omp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eat_stencil_omp.A14:heat_stencil_omp.A21</svg:desc>
                </draw:g>
              </table:table-cell>
              <table:table-cell office:value-type="float" office:value="0.995200560558721">
                <text:p>0.995200560558721</text:p>
                <draw:g>
                  <svg:desc>heat_stencil_omp.B14:heat_stencil_omp.B21</svg:desc>
                </draw:g>
              </table:table-cell>
              <table:table-cell office:value-type="float" office:value="1">
                <text:p>1</text:p>
                <draw:g>
                  <svg:desc>heat_stencil_omp.C14:heat_stencil_omp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7497446886113">
                <text:p>1.97497446886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95491746248295">
                <text:p>2.954917462482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91957021353601">
                <text:p>3.919570213536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68673106382979">
                <text:p>3.686731063829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24613703195452">
                <text:p>4.246137031954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08747782600491">
                <text:p>4.087477826004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86075964991023">
                <text:p>4.8607596499102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64cm" svg:height="10.202cm" xlink:href=".." xlink:type="simple" chart:class="chart:scatter" chart:style-name="ch1">
        <chart:title svg:x="7.737cm" svg:y="0.34cm" chart:style-name="ch2">
          <text:p>Heat Stencil omp efficiency</text:p>
        </chart:title>
        <chart:legend chart:legend-position="end" svg:x="17.021cm" svg:y="4.553cm" style:legend-expansion="high" chart:style-name="ch3"/>
        <chart:plot-area chart:style-name="ch4" table:cell-range-address="heat_stencil_omp.A24:heat_stencil_omp.C31 heat_stencil_omp.B23:heat_stencil_omp.C23" chart:data-source-has-labels="row" svg:x="1.432cm" svg:y="1.323cm" svg:width="15.168cm" svg:height="7.694cm">
          <chartooo:coordinate-region svg:x="2.159cm" svg:y="1.523cm" svg:width="14.347cm" svg:height="6.847cm"/>
          <chart:axis chart:dimension="x" chart:name="primary-x" chart:style-name="ch5">
            <chart:title svg:x="8.363cm" svg:y="9.221cm" chart:style-name="ch6">
              <text:p>Threads</text:p>
            </chart:title>
          </chart:axis>
          <chart:axis chart:dimension="y" chart:name="primary-y" chart:style-name="ch5">
            <chart:title svg:x="0.451cm" svg:y="5.915cm" chart:style-name="ch7">
              <text:p>Efficiency</text:p>
            </chart:title>
            <chart:grid chart:style-name="ch8" chart:class="major"/>
          </chart:axis>
          <chart:series chart:style-name="ch9" chart:values-cell-range-address="heat_stencil_omp.B24:heat_stencil_omp.B31" chart:label-cell-address="heat_stencil_omp.B23:heat_stencil_omp.B23" chart:class="chart:scatter">
            <chart:domain table:cell-range-address="heat_stencil_omp.A24:heat_stencil_omp.A31"/>
            <chart:data-point chart:repeated="8"/>
          </chart:series>
          <chart:series chart:style-name="ch10" chart:values-cell-range-address="heat_stencil_omp.C24:heat_stencil_omp.C31" chart:label-cell-address="heat_stencil_omp.C23:heat_stencil_omp.C23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at_stencil_omp</text:p>
                <draw:g>
                  <svg:desc>heat_stencil_omp.B23:heat_stencil_omp.B23</svg:desc>
                </draw:g>
              </table:table-cell>
              <table:table-cell office:value-type="string">
                <text:p>seq</text:p>
                <draw:g>
                  <svg:desc>heat_stencil_omp.C23:heat_stencil_omp.C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eat_stencil_omp.A24:heat_stencil_omp.A31</svg:desc>
                </draw:g>
              </table:table-cell>
              <table:table-cell office:value-type="float" office:value="0.995200560558721">
                <text:p>0.995200560558721</text:p>
                <draw:g>
                  <svg:desc>heat_stencil_omp.B24:heat_stencil_omp.B31</svg:desc>
                </draw:g>
              </table:table-cell>
              <table:table-cell office:value-type="float" office:value="1">
                <text:p>1</text:p>
                <draw:g>
                  <svg:desc>heat_stencil_omp.C24:heat_stencil_omp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87487234430564">
                <text:p>0.987487234430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84972487494316">
                <text:p>0.984972487494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79892553384003">
                <text:p>0.9798925533840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37346212765958">
                <text:p>0.7373462127659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07689505325753">
                <text:p>0.7076895053257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83925403714987">
                <text:p>0.583925403714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07594956238779">
                <text:p>0.60759495623877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